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3.875cm"/>
    </style:style>
    <style:style style:name="co5" style:family="table-column">
      <style:table-column-properties fo:break-before="auto" style:column-width="3.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6.023cm" svg:height="9.004cm" svg:x="23.841cm" svg:y="5.073cm">
            <draw:object draw:notify-on-update-of-ranges="Results.A2:Results.A65 Results.B2:Results.B65 Results.D2:Results.D65 Results.F2:Results.F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3.624cm" svg:y="14.842cm">
            <draw:object draw:notify-on-update-of-ranges="Results.A2:Results.A65 Results.C2:Results.C65 Results.E2:Results.E65 Results.G2:Results.G6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3.534cm" svg:y="24.509cm">
            <draw:object draw:notify-on-update-of-ranges="Results.A2:Results.A65 Results.B2:Results.B65 Results.C2:Results.C6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5cm" svg:height="9.005cm" svg:x="23.457cm" svg:y="34.397cm">
            <draw:object draw:notify-on-update-of-ranges="Results.A2:Results.A65 Results.D2:Results.D65 Results.E2:Results.E6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23.378cm" svg:y="44.485cm">
            <draw:object draw:notify-on-update-of-ranges="Results.A2:Results.A65 Results.F2:Results.F65 Results.G2:Results.G6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simple - balanced</text:p>
          </table:table-cell>
          <table:table-cell office:value-type="string" calcext:value-type="string">
            <text:p>simple - mean</text:p>
          </table:table-cell>
          <table:table-cell office:value-type="string" calcext:value-type="string">
            <text:p>full - balanced</text:p>
          </table:table-cell>
          <table:table-cell office:value-type="string" calcext:value-type="string">
            <text:p>full - mean</text:p>
          </table:table-cell>
          <table:table-cell office:value-type="string" calcext:value-type="string">
            <text:p>half window - balanced</text:p>
          </table:table-cell>
          <table:table-cell office:value-type="string" calcext:value-type="string">
            <text:p>half window - mean</text:p>
          </table:table-cell>
          <table:table-cell table:number-columns-repeated="2"/>
          <table:table-cell office:value-type="string" calcext:value-type="string">
            <text:p>proste</text:p>
          </table:table-cell>
          <table:table-cell office:value-type="string" calcext:value-type="string">
            <text:p>pełne</text:p>
          </table:table-cell>
          <table:table-cell office:value-type="string" calcext:value-type="string">
            <text:p>okn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8853094956991" calcext:value-type="float">
            <text:p>0.948853094956991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0.97093621399177" calcext:value-type="float">
            <text:p>0.97093621399177</text:p>
          </table:table-cell>
          <table:table-cell office:value-type="float" office:value="0.979381443298969" calcext:value-type="float">
            <text:p>0.979381443298969</text:p>
          </table:table-cell>
          <table:table-cell office:value-type="float" office:value="0.918103448275862" calcext:value-type="float">
            <text:p>0.918103448275862</text:p>
          </table:table-cell>
          <table:table-cell office:value-type="float" office:value="0.951724137931035" calcext:value-type="float">
            <text:p>0.951724137931035</text:p>
          </table:table-cell>
          <table:table-cell/>
          <table:table-cell office:value-type="string" calcext:value-type="string">
            <text:p>Śr zbalansowana</text:p>
          </table:table-cell>
          <table:table-cell table:formula="of:=AVERAGE([.B2:.B65])" office:value-type="float" office:value="0.936564938363057" calcext:value-type="float">
            <text:p>0.936564938363057</text:p>
          </table:table-cell>
          <table:table-cell table:formula="of:=AVERAGE([.B2:.D65])" office:value-type="float" office:value="0.94943279986857" calcext:value-type="float">
            <text:p>0.94943279986857</text:p>
          </table:table-cell>
          <table:table-cell table:formula="of:=AVERAGE([.F2:.F65])" office:value-type="float" office:value="0.939383935229826" calcext:value-type="float">
            <text:p>0.9393839352298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8461934156379" calcext:value-type="float">
            <text:p>0.958461934156379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42647058823529" calcext:value-type="float">
            <text:p>0.942647058823529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0.939166666666667" calcext:value-type="float">
            <text:p>0.939166666666667</text:p>
          </table:table-cell>
          <table:table-cell office:value-type="float" office:value="0.951724137931035" calcext:value-type="float">
            <text:p>0.951724137931035</text:p>
          </table:table-cell>
          <table:table-cell/>
          <table:table-cell office:value-type="string" calcext:value-type="string">
            <text:p>Śr zwykła</text:p>
          </table:table-cell>
          <table:table-cell table:formula="of:=AVERAGE([.C2:.C65])" office:value-type="float" office:value="0.962682560137457" calcext:value-type="float">
            <text:p>0.962682560137457</text:p>
          </table:table-cell>
          <table:table-cell table:formula="of:=AVERAGE([.E2:.E65])" office:value-type="float" office:value="0.968481529209622" calcext:value-type="float">
            <text:p>0.968481529209622</text:p>
          </table:table-cell>
          <table:table-cell table:formula="of:=AVERAGE([.G2:.G65])" office:value-type="float" office:value="0.961099137931035" calcext:value-type="float">
            <text:p>0.9610991379310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3609756097561" calcext:value-type="float">
            <text:p>0.953609756097561</text:p>
          </table:table-cell>
          <table:table-cell office:value-type="float" office:value="0.9553264604811" calcext:value-type="float">
            <text:p>0.9553264604811</text:p>
          </table:table-cell>
          <table:table-cell office:value-type="float" office:value="0.944954988747187" calcext:value-type="float">
            <text:p>0.944954988747187</text:p>
          </table:table-cell>
          <table:table-cell office:value-type="float" office:value="0.9553264604811" calcext:value-type="float">
            <text:p>0.9553264604811</text:p>
          </table:table-cell>
          <table:table-cell office:value-type="float" office:value="0.950251098556183" calcext:value-type="float">
            <text:p>0.950251098556183</text:p>
          </table:table-cell>
          <table:table-cell office:value-type="float" office:value="0.96551724137931" calcext:value-type="float">
            <text:p>0.96551724137931</text:p>
          </table:table-cell>
          <table:table-cell/>
          <table:table-cell office:value-type="string" calcext:value-type="string">
            <text:p>std zbal</text:p>
          </table:table-cell>
          <table:table-cell table:formula="of:=STDEV([.B2:.B65])" office:value-type="float" office:value="0.0217603860864162" calcext:value-type="float">
            <text:p>0.0217603860864162</text:p>
          </table:table-cell>
          <table:table-cell table:formula="of:=STDEV([.D2:.D65])" office:value-type="float" office:value="0.0200404078073997" calcext:value-type="float">
            <text:p>0.0200404078073997</text:p>
          </table:table-cell>
          <table:table-cell table:formula="of:=STDEV([.F2:.F65])" office:value-type="float" office:value="0.0227716216061245" calcext:value-type="float">
            <text:p>0.02277162160612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25558902806406" calcext:value-type="float">
            <text:p>0.925558902806406</text:p>
          </table:table-cell>
          <table:table-cell office:value-type="float" office:value="0.962199312714777" calcext:value-type="float">
            <text:p>0.962199312714777</text:p>
          </table:table-cell>
          <table:table-cell office:value-type="float" office:value="0.974466323150534" calcext:value-type="float">
            <text:p>0.974466323150534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82758620689655" calcext:value-type="float">
            <text:p>0.982758620689655</text:p>
          </table:table-cell>
          <table:table-cell office:value-type="float" office:value="0.993103448275862" calcext:value-type="float">
            <text:p>0.993103448275862</text:p>
          </table:table-cell>
          <table:table-cell/>
          <table:table-cell office:value-type="string" calcext:value-type="string">
            <text:p>std zwykła</text:p>
          </table:table-cell>
          <table:table-cell table:formula="of:=STDEV([.C2:.C65])" office:value-type="float" office:value="0.00987023418873786" calcext:value-type="float">
            <text:p>0.00987023418873786</text:p>
          </table:table-cell>
          <table:table-cell table:formula="of:=STDEV([.E2:.E65])" office:value-type="float" office:value="0.00939718138344038" calcext:value-type="float">
            <text:p>0.00939718138344038</text:p>
          </table:table-cell>
          <table:table-cell table:formula="of:=STDEV([.G2:.G65])" office:value-type="float" office:value="0.0133122072313583" calcext:value-type="float">
            <text:p>0.01331220723135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39626556016597" calcext:value-type="float">
            <text:p>0.939626556016597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30415068015347" calcext:value-type="float">
            <text:p>0.930415068015347</text:p>
          </table:table-cell>
          <table:table-cell office:value-type="float" office:value="0.9553264604811" calcext:value-type="float">
            <text:p>0.9553264604811</text:p>
          </table:table-cell>
          <table:table-cell office:value-type="float" office:value="0.933539944903581" calcext:value-type="float">
            <text:p>0.933539944903581</text:p>
          </table:table-cell>
          <table:table-cell office:value-type="float" office:value="0.944827586206896" calcext:value-type="float">
            <text:p>0.944827586206896</text:p>
          </table:table-cell>
          <table:table-cell/>
          <table:table-cell office:value-type="string" calcext:value-type="string">
            <text:p>wariancja zbal</text:p>
          </table:table-cell>
          <table:table-cell table:formula="of:=VAR([.B2:.B65])" office:value-type="float" office:value="0.000473514402629897" calcext:value-type="float">
            <text:p>0.000473514402629897</text:p>
          </table:table-cell>
          <table:table-cell table:formula="of:=VAR([.D2:.D65])" office:value-type="float" office:value="0.000401617945086885" calcext:value-type="float">
            <text:p>0.000401617945086885</text:p>
          </table:table-cell>
          <table:table-cell table:formula="of:=VAR([.F2:.F65])" office:value-type="float" office:value="0.000518546750572519" calcext:value-type="float">
            <text:p>0.0005185467505725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94961763382816" calcext:value-type="float">
            <text:p>0.894961763382816</text:p>
          </table:table-cell>
          <table:table-cell office:value-type="float" office:value="0.948453608247423" calcext:value-type="float">
            <text:p>0.948453608247423</text:p>
          </table:table-cell>
          <table:table-cell office:value-type="float" office:value="0.937093705406691" calcext:value-type="float">
            <text:p>0.937093705406691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0.968164188752424" calcext:value-type="float">
            <text:p>0.968164188752424</text:p>
          </table:table-cell>
          <table:table-cell office:value-type="float" office:value="0.972413793103448" calcext:value-type="float">
            <text:p>0.972413793103448</text:p>
          </table:table-cell>
          <table:table-cell/>
          <table:table-cell office:value-type="string" calcext:value-type="string">
            <text:p>wariancja zwykła</text:p>
          </table:table-cell>
          <table:table-cell table:formula="of:=VAR([.C2:.C65])" office:value-type="float" office:value="0.0000974215229405297" calcext:value-type="float">
            <text:p>9.74215229405297E-05</text:p>
          </table:table-cell>
          <table:table-cell table:formula="of:=VAR([.E2:.E65])" office:value-type="float" office:value="0.0000883070179532785" calcext:value-type="float">
            <text:p>8.83070179532785E-05</text:p>
          </table:table-cell>
          <table:table-cell table:formula="of:=VAR([.G2:.G65])" office:value-type="float" office:value="0.000177214861370628" calcext:value-type="float">
            <text:p>0.0001772148613706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28856071261134" calcext:value-type="float">
            <text:p>0.928856071261134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42647058823529" calcext:value-type="float">
            <text:p>0.942647058823529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0.945652173913043" calcext:value-type="float">
            <text:p>0.945652173913043</text:p>
          </table:table-cell>
          <table:table-cell office:value-type="float" office:value="0.972413793103448" calcext:value-type="float">
            <text:p>0.97241379310344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8599024756189" calcext:value-type="float">
            <text:p>0.958599024756189</text:p>
          </table:table-cell>
          <table:table-cell office:value-type="float" office:value="0.962199312714777" calcext:value-type="float">
            <text:p>0.962199312714777</text:p>
          </table:table-cell>
          <table:table-cell office:value-type="float" office:value="0.943102546215556" calcext:value-type="float">
            <text:p>0.943102546215556</text:p>
          </table:table-cell>
          <table:table-cell office:value-type="float" office:value="0.962199312714777" calcext:value-type="float">
            <text:p>0.962199312714777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986206896551724" calcext:value-type="float">
            <text:p>0.98620689655172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33939491470872" calcext:value-type="float">
            <text:p>0.933939491470872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27284826974268" calcext:value-type="float">
            <text:p>0.927284826974268</text:p>
          </table:table-cell>
          <table:table-cell office:value-type="float" office:value="0.951890034364261" calcext:value-type="float">
            <text:p>0.951890034364261</text:p>
          </table:table-cell>
          <table:table-cell office:value-type="float" office:value="0.950251098556183" calcext:value-type="float">
            <text:p>0.950251098556183</text:p>
          </table:table-cell>
          <table:table-cell office:value-type="float" office:value="0.96551724137931" calcext:value-type="float">
            <text:p>0.9655172413793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25558902806406" calcext:value-type="float">
            <text:p>0.925558902806406</text:p>
          </table:table-cell>
          <table:table-cell office:value-type="float" office:value="0.962199312714777" calcext:value-type="float">
            <text:p>0.962199312714777</text:p>
          </table:table-cell>
          <table:table-cell office:value-type="float" office:value="0.972243060765191" calcext:value-type="float">
            <text:p>0.972243060765191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0.911477411477411" calcext:value-type="float">
            <text:p>0.911477411477411</text:p>
          </table:table-cell>
          <table:table-cell office:value-type="float" office:value="0.944827586206896" calcext:value-type="float">
            <text:p>0.94482758620689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17487107360525" calcext:value-type="float">
            <text:p>0.917487107360525</text:p>
          </table:table-cell>
          <table:table-cell office:value-type="float" office:value="0.958762886597938" calcext:value-type="float">
            <text:p>0.958762886597938</text:p>
          </table:table-cell>
          <table:table-cell office:value-type="float" office:value="0.963550135501355" calcext:value-type="float">
            <text:p>0.963550135501355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0.931097906055461" calcext:value-type="float">
            <text:p>0.931097906055461</text:p>
          </table:table-cell>
          <table:table-cell office:value-type="float" office:value="0.96551724137931" calcext:value-type="float">
            <text:p>0.9655172413793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75850622406639" calcext:value-type="float">
            <text:p>0.975850622406639</text:p>
          </table:table-cell>
          <table:table-cell office:value-type="float" office:value="0.986254295532646" calcext:value-type="float">
            <text:p>0.986254295532646</text:p>
          </table:table-cell>
          <table:table-cell office:value-type="float" office:value="0.950406504065041" calcext:value-type="float">
            <text:p>0.950406504065041</text:p>
          </table:table-cell>
          <table:table-cell office:value-type="float" office:value="0.962199312714777" calcext:value-type="float">
            <text:p>0.962199312714777</text:p>
          </table:table-cell>
          <table:table-cell office:value-type="float" office:value="0.903623188405797" calcext:value-type="float">
            <text:p>0.903623188405797</text:p>
          </table:table-cell>
          <table:table-cell office:value-type="float" office:value="0.944827586206896" calcext:value-type="float">
            <text:p>0.94482758620689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25558902806406" calcext:value-type="float">
            <text:p>0.925558902806406</text:p>
          </table:table-cell>
          <table:table-cell office:value-type="float" office:value="0.962199312714777" calcext:value-type="float">
            <text:p>0.962199312714777</text:p>
          </table:table-cell>
          <table:table-cell office:value-type="float" office:value="0.978926353149956" calcext:value-type="float">
            <text:p>0.978926353149956</text:p>
          </table:table-cell>
          <table:table-cell office:value-type="float" office:value="0.979381443298969" calcext:value-type="float">
            <text:p>0.979381443298969</text:p>
          </table:table-cell>
          <table:table-cell office:value-type="float" office:value="0.933539944903581" calcext:value-type="float">
            <text:p>0.933539944903581</text:p>
          </table:table-cell>
          <table:table-cell office:value-type="float" office:value="0.944827586206896" calcext:value-type="float">
            <text:p>0.94482758620689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8517316017316" calcext:value-type="float">
            <text:p>0.88517316017316</text:p>
          </table:table-cell>
          <table:table-cell office:value-type="float" office:value="0.945017182130584" calcext:value-type="float">
            <text:p>0.945017182130584</text:p>
          </table:table-cell>
          <table:table-cell office:value-type="float" office:value="0.945646926295462" calcext:value-type="float">
            <text:p>0.945646926295462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55738705738706" calcext:value-type="float">
            <text:p>0.955738705738706</text:p>
          </table:table-cell>
          <table:table-cell office:value-type="float" office:value="0.972413793103448" calcext:value-type="float">
            <text:p>0.972413793103448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5790024415765" calcext:value-type="float">
            <text:p>0.955790024415765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0.951701244813278" calcext:value-type="float">
            <text:p>0.951701244813278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73006905210295" calcext:value-type="float">
            <text:p>0.973006905210295</text:p>
          </table:table-cell>
          <table:table-cell office:value-type="float" office:value="0.979310344827586" calcext:value-type="float">
            <text:p>0.97931034482758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20916795069337" calcext:value-type="float">
            <text:p>0.920916795069337</text:p>
          </table:table-cell>
          <table:table-cell office:value-type="float" office:value="0.962199312714777" calcext:value-type="float">
            <text:p>0.962199312714777</text:p>
          </table:table-cell>
          <table:table-cell office:value-type="float" office:value="0.945987654320988" calcext:value-type="float">
            <text:p>0.945987654320988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39" calcext:value-type="float">
            <text:p>0.939</text:p>
          </table:table-cell>
          <table:table-cell office:value-type="float" office:value="0.931034482758621" calcext:value-type="float">
            <text:p>0.93103448275862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94961763382816" calcext:value-type="float">
            <text:p>0.894961763382816</text:p>
          </table:table-cell>
          <table:table-cell office:value-type="float" office:value="0.948453608247423" calcext:value-type="float">
            <text:p>0.948453608247423</text:p>
          </table:table-cell>
          <table:table-cell office:value-type="float" office:value="0.972243060765191" calcext:value-type="float">
            <text:p>0.972243060765191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0.939655172413793" calcext:value-type="float">
            <text:p>0.939655172413793</text:p>
          </table:table-cell>
          <table:table-cell office:value-type="float" office:value="0.96551724137931" calcext:value-type="float">
            <text:p>0.9655172413793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50406504065041" calcext:value-type="float">
            <text:p>0.950406504065041</text:p>
          </table:table-cell>
          <table:table-cell office:value-type="float" office:value="0.962199312714777" calcext:value-type="float">
            <text:p>0.962199312714777</text:p>
          </table:table-cell>
          <table:table-cell office:value-type="float" office:value="0.97093621399177" calcext:value-type="float">
            <text:p>0.97093621399177</text:p>
          </table:table-cell>
          <table:table-cell office:value-type="float" office:value="0.979381443298969" calcext:value-type="float">
            <text:p>0.979381443298969</text:p>
          </table:table-cell>
          <table:table-cell office:value-type="float" office:value="0.944731738849386" calcext:value-type="float">
            <text:p>0.944731738849386</text:p>
          </table:table-cell>
          <table:table-cell office:value-type="float" office:value="0.958620689655172" calcext:value-type="float">
            <text:p>0.958620689655172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47690467427309" calcext:value-type="float">
            <text:p>0.947690467427309</text:p>
          </table:table-cell>
          <table:table-cell office:value-type="float" office:value="0.958762886597938" calcext:value-type="float">
            <text:p>0.958762886597938</text:p>
          </table:table-cell>
          <table:table-cell office:value-type="float" office:value="0.925558902806406" calcext:value-type="float">
            <text:p>0.925558902806406</text:p>
          </table:table-cell>
          <table:table-cell office:value-type="float" office:value="0.962199312714777" calcext:value-type="float">
            <text:p>0.962199312714777</text:p>
          </table:table-cell>
          <table:table-cell office:value-type="float" office:value="0.939655172413793" calcext:value-type="float">
            <text:p>0.939655172413793</text:p>
          </table:table-cell>
          <table:table-cell office:value-type="float" office:value="0.96551724137931" calcext:value-type="float">
            <text:p>0.9655172413793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4019520851819" calcext:value-type="float">
            <text:p>0.94019520851819</text:p>
          </table:table-cell>
          <table:table-cell office:value-type="float" office:value="0.958762886597938" calcext:value-type="float">
            <text:p>0.958762886597938</text:p>
          </table:table-cell>
          <table:table-cell office:value-type="float" office:value="0.961123292292124" calcext:value-type="float">
            <text:p>0.961123292292124</text:p>
          </table:table-cell>
          <table:table-cell office:value-type="float" office:value="0.975945017182131" calcext:value-type="float">
            <text:p>0.975945017182131</text:p>
          </table:table-cell>
          <table:table-cell office:value-type="float" office:value="0.968164188752424" calcext:value-type="float">
            <text:p>0.968164188752424</text:p>
          </table:table-cell>
          <table:table-cell office:value-type="float" office:value="0.972413793103448" calcext:value-type="float">
            <text:p>0.97241379310344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28856071261134" calcext:value-type="float">
            <text:p>0.928856071261134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42647058823529" calcext:value-type="float">
            <text:p>0.942647058823529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0.950251098556183" calcext:value-type="float">
            <text:p>0.950251098556183</text:p>
          </table:table-cell>
          <table:table-cell office:value-type="float" office:value="0.96551724137931" calcext:value-type="float">
            <text:p>0.9655172413793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45646926295462" calcext:value-type="float">
            <text:p>0.945646926295462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58599024756189" calcext:value-type="float">
            <text:p>0.958599024756189</text:p>
          </table:table-cell>
          <table:table-cell office:value-type="float" office:value="0.962199312714777" calcext:value-type="float">
            <text:p>0.962199312714777</text:p>
          </table:table-cell>
          <table:table-cell office:value-type="float" office:value="0.927495291902071" calcext:value-type="float">
            <text:p>0.927495291902071</text:p>
          </table:table-cell>
          <table:table-cell office:value-type="float" office:value="0.951724137931035" calcext:value-type="float">
            <text:p>0.95172413793103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51701244813278" calcext:value-type="float">
            <text:p>0.951701244813278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37093705406691" calcext:value-type="float">
            <text:p>0.937093705406691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0.963333333333333" calcext:value-type="float">
            <text:p>0.963333333333333</text:p>
          </table:table-cell>
          <table:table-cell office:value-type="float" office:value="0.96551724137931" calcext:value-type="float">
            <text:p>0.9655172413793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50406504065041" calcext:value-type="float">
            <text:p>0.950406504065041</text:p>
          </table:table-cell>
          <table:table-cell office:value-type="float" office:value="0.962199312714777" calcext:value-type="float">
            <text:p>0.962199312714777</text:p>
          </table:table-cell>
          <table:table-cell office:value-type="float" office:value="0.924316109422492" calcext:value-type="float">
            <text:p>0.924316109422492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50251098556183" calcext:value-type="float">
            <text:p>0.950251098556183</text:p>
          </table:table-cell>
          <table:table-cell office:value-type="float" office:value="0.96551724137931" calcext:value-type="float">
            <text:p>0.9655172413793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17487107360525" calcext:value-type="float">
            <text:p>0.917487107360525</text:p>
          </table:table-cell>
          <table:table-cell office:value-type="float" office:value="0.958762886597938" calcext:value-type="float">
            <text:p>0.958762886597938</text:p>
          </table:table-cell>
          <table:table-cell office:value-type="float" office:value="0.957354361120051" calcext:value-type="float">
            <text:p>0.957354361120051</text:p>
          </table:table-cell>
          <table:table-cell office:value-type="float" office:value="0.979381443298969" calcext:value-type="float">
            <text:p>0.979381443298969</text:p>
          </table:table-cell>
          <table:table-cell office:value-type="float" office:value="0.939166666666667" calcext:value-type="float">
            <text:p>0.939166666666667</text:p>
          </table:table-cell>
          <table:table-cell office:value-type="float" office:value="0.951724137931035" calcext:value-type="float">
            <text:p>0.95172413793103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47690467427309" calcext:value-type="float">
            <text:p>0.947690467427309</text:p>
          </table:table-cell>
          <table:table-cell office:value-type="float" office:value="0.958762886597938" calcext:value-type="float">
            <text:p>0.958762886597938</text:p>
          </table:table-cell>
          <table:table-cell office:value-type="float" office:value="0.933939491470872" calcext:value-type="float">
            <text:p>0.933939491470872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10582908885116" calcext:value-type="float">
            <text:p>0.910582908885116</text:p>
          </table:table-cell>
          <table:table-cell office:value-type="float" office:value="0.951724137931035" calcext:value-type="float">
            <text:p>0.95172413793103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98817186997103" calcext:value-type="float">
            <text:p>0.898817186997103</text:p>
          </table:table-cell>
          <table:table-cell office:value-type="float" office:value="0.945017182130584" calcext:value-type="float">
            <text:p>0.945017182130584</text:p>
          </table:table-cell>
          <table:table-cell office:value-type="float" office:value="0.945646926295462" calcext:value-type="float">
            <text:p>0.945646926295462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43932411674347" calcext:value-type="float">
            <text:p>0.943932411674347</text:p>
          </table:table-cell>
          <table:table-cell office:value-type="float" office:value="0.937931034482759" calcext:value-type="float">
            <text:p>0.937931034482759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45987654320988" calcext:value-type="float">
            <text:p>0.945987654320988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76693766937669" calcext:value-type="float">
            <text:p>0.976693766937669</text:p>
          </table:table-cell>
          <table:table-cell office:value-type="float" office:value="0.975945017182131" calcext:value-type="float">
            <text:p>0.975945017182131</text:p>
          </table:table-cell>
          <table:table-cell office:value-type="float" office:value="0.944731738849386" calcext:value-type="float">
            <text:p>0.944731738849386</text:p>
          </table:table-cell>
          <table:table-cell office:value-type="float" office:value="0.958620689655172" calcext:value-type="float">
            <text:p>0.958620689655172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61123292292124" calcext:value-type="float">
            <text:p>0.961123292292124</text:p>
          </table:table-cell>
          <table:table-cell office:value-type="float" office:value="0.975945017182131" calcext:value-type="float">
            <text:p>0.975945017182131</text:p>
          </table:table-cell>
          <table:table-cell office:value-type="float" office:value="0.985663686962388" calcext:value-type="float">
            <text:p>0.985663686962388</text:p>
          </table:table-cell>
          <table:table-cell office:value-type="float" office:value="0.989690721649485" calcext:value-type="float">
            <text:p>0.989690721649485</text:p>
          </table:table-cell>
          <table:table-cell office:value-type="float" office:value="0.939655172413793" calcext:value-type="float">
            <text:p>0.939655172413793</text:p>
          </table:table-cell>
          <table:table-cell office:value-type="float" office:value="0.96551724137931" calcext:value-type="float">
            <text:p>0.9655172413793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27284826974268" calcext:value-type="float">
            <text:p>0.927284826974268</text:p>
          </table:table-cell>
          <table:table-cell office:value-type="float" office:value="0.951890034364261" calcext:value-type="float">
            <text:p>0.951890034364261</text:p>
          </table:table-cell>
          <table:table-cell office:value-type="float" office:value="0.955790024415765" calcext:value-type="float">
            <text:p>0.955790024415765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0.921299288946348" calcext:value-type="float">
            <text:p>0.921299288946348</text:p>
          </table:table-cell>
          <table:table-cell office:value-type="float" office:value="0.944827586206896" calcext:value-type="float">
            <text:p>0.944827586206896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84053081421502" calcext:value-type="float">
            <text:p>0.884053081421502</text:p>
          </table:table-cell>
          <table:table-cell office:value-type="float" office:value="0.941580756013746" calcext:value-type="float">
            <text:p>0.941580756013746</text:p>
          </table:table-cell>
          <table:table-cell office:value-type="float" office:value="0.968477502615975" calcext:value-type="float">
            <text:p>0.968477502615975</text:p>
          </table:table-cell>
          <table:table-cell office:value-type="float" office:value="0.975945017182131" calcext:value-type="float">
            <text:p>0.975945017182131</text:p>
          </table:table-cell>
          <table:table-cell office:value-type="float" office:value="0.973006905210295" calcext:value-type="float">
            <text:p>0.973006905210295</text:p>
          </table:table-cell>
          <table:table-cell office:value-type="float" office:value="0.979310344827586" calcext:value-type="float">
            <text:p>0.979310344827586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24312700286726" calcext:value-type="float">
            <text:p>0.924312700286726</text:p>
          </table:table-cell>
          <table:table-cell office:value-type="float" office:value="0.9553264604811" calcext:value-type="float">
            <text:p>0.9553264604811</text:p>
          </table:table-cell>
          <table:table-cell office:value-type="float" office:value="0.945646926295462" calcext:value-type="float">
            <text:p>0.945646926295462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2463768115942" calcext:value-type="float">
            <text:p>0.92463768115942</text:p>
          </table:table-cell>
          <table:table-cell office:value-type="float" office:value="0.958620689655172" calcext:value-type="float">
            <text:p>0.95862068965517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18872549019608" calcext:value-type="float">
            <text:p>0.918872549019608</text:p>
          </table:table-cell>
          <table:table-cell office:value-type="float" office:value="0.9553264604811" calcext:value-type="float">
            <text:p>0.9553264604811</text:p>
          </table:table-cell>
          <table:table-cell office:value-type="float" office:value="0.94019520851819" calcext:value-type="float">
            <text:p>0.94019520851819</text:p>
          </table:table-cell>
          <table:table-cell office:value-type="float" office:value="0.958762886597938" calcext:value-type="float">
            <text:p>0.958762886597938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986206896551724" calcext:value-type="float">
            <text:p>0.98620689655172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18872549019608" calcext:value-type="float">
            <text:p>0.918872549019608</text:p>
          </table:table-cell>
          <table:table-cell office:value-type="float" office:value="0.9553264604811" calcext:value-type="float">
            <text:p>0.9553264604811</text:p>
          </table:table-cell>
          <table:table-cell office:value-type="float" office:value="0.97093621399177" calcext:value-type="float">
            <text:p>0.97093621399177</text:p>
          </table:table-cell>
          <table:table-cell office:value-type="float" office:value="0.979381443298969" calcext:value-type="float">
            <text:p>0.979381443298969</text:p>
          </table:table-cell>
          <table:table-cell office:value-type="float" office:value="0.917450221238938" calcext:value-type="float">
            <text:p>0.917450221238938</text:p>
          </table:table-cell>
          <table:table-cell office:value-type="float" office:value="0.958620689655172" calcext:value-type="float">
            <text:p>0.958620689655172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45987654320988" calcext:value-type="float">
            <text:p>0.945987654320988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40225035161744" calcext:value-type="float">
            <text:p>0.940225035161744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50251098556183" calcext:value-type="float">
            <text:p>0.950251098556183</text:p>
          </table:table-cell>
          <table:table-cell office:value-type="float" office:value="0.96551724137931" calcext:value-type="float">
            <text:p>0.96551724137931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45987654320988" calcext:value-type="float">
            <text:p>0.945987654320988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51593999062354" calcext:value-type="float">
            <text:p>0.951593999062354</text:p>
          </table:table-cell>
          <table:table-cell office:value-type="float" office:value="0.979381443298969" calcext:value-type="float">
            <text:p>0.979381443298969</text:p>
          </table:table-cell>
          <table:table-cell office:value-type="float" office:value="0.939655172413793" calcext:value-type="float">
            <text:p>0.939655172413793</text:p>
          </table:table-cell>
          <table:table-cell office:value-type="float" office:value="0.96551724137931" calcext:value-type="float">
            <text:p>0.96551724137931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5453431372549" calcext:value-type="float">
            <text:p>0.95453431372549</text:p>
          </table:table-cell>
          <table:table-cell office:value-type="float" office:value="0.975945017182131" calcext:value-type="float">
            <text:p>0.975945017182131</text:p>
          </table:table-cell>
          <table:table-cell office:value-type="float" office:value="0.927284826974268" calcext:value-type="float">
            <text:p>0.927284826974268</text:p>
          </table:table-cell>
          <table:table-cell office:value-type="float" office:value="0.951890034364261" calcext:value-type="float">
            <text:p>0.951890034364261</text:p>
          </table:table-cell>
          <table:table-cell office:value-type="float" office:value="0.892554319024907" calcext:value-type="float">
            <text:p>0.892554319024907</text:p>
          </table:table-cell>
          <table:table-cell office:value-type="float" office:value="0.944827586206896" calcext:value-type="float">
            <text:p>0.94482758620689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53105590062112" calcext:value-type="float">
            <text:p>0.953105590062112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45987654320988" calcext:value-type="float">
            <text:p>0.945987654320988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39166666666667" calcext:value-type="float">
            <text:p>0.939166666666667</text:p>
          </table:table-cell>
          <table:table-cell office:value-type="float" office:value="0.951724137931035" calcext:value-type="float">
            <text:p>0.95172413793103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7093621399177" calcext:value-type="float">
            <text:p>0.97093621399177</text:p>
          </table:table-cell>
          <table:table-cell office:value-type="float" office:value="0.979381443298969" calcext:value-type="float">
            <text:p>0.979381443298969</text:p>
          </table:table-cell>
          <table:table-cell office:value-type="float" office:value="0.978308823529412" calcext:value-type="float">
            <text:p>0.978308823529412</text:p>
          </table:table-cell>
          <table:table-cell office:value-type="float" office:value="0.989690721649485" calcext:value-type="float">
            <text:p>0.989690721649485</text:p>
          </table:table-cell>
          <table:table-cell office:value-type="float" office:value="0.911477411477411" calcext:value-type="float">
            <text:p>0.911477411477411</text:p>
          </table:table-cell>
          <table:table-cell office:value-type="float" office:value="0.944827586206896" calcext:value-type="float">
            <text:p>0.944827586206896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53105590062112" calcext:value-type="float">
            <text:p>0.953105590062112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10524621821693" calcext:value-type="float">
            <text:p>0.910524621821693</text:p>
          </table:table-cell>
          <table:table-cell office:value-type="float" office:value="0.951890034364261" calcext:value-type="float">
            <text:p>0.951890034364261</text:p>
          </table:table-cell>
          <table:table-cell office:value-type="float" office:value="0.92463768115942" calcext:value-type="float">
            <text:p>0.92463768115942</text:p>
          </table:table-cell>
          <table:table-cell office:value-type="float" office:value="0.958620689655172" calcext:value-type="float">
            <text:p>0.958620689655172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06118143459916" calcext:value-type="float">
            <text:p>0.906118143459916</text:p>
          </table:table-cell>
          <table:table-cell office:value-type="float" office:value="0.951890034364261" calcext:value-type="float">
            <text:p>0.951890034364261</text:p>
          </table:table-cell>
          <table:table-cell office:value-type="float" office:value="0.917487107360525" calcext:value-type="float">
            <text:p>0.917487107360525</text:p>
          </table:table-cell>
          <table:table-cell office:value-type="float" office:value="0.958762886597938" calcext:value-type="float">
            <text:p>0.958762886597938</text:p>
          </table:table-cell>
          <table:table-cell office:value-type="float" office:value="0.897400442477876" calcext:value-type="float">
            <text:p>0.897400442477876</text:p>
          </table:table-cell>
          <table:table-cell office:value-type="float" office:value="0.944827586206896" calcext:value-type="float">
            <text:p>0.944827586206896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34302539565697" calcext:value-type="float">
            <text:p>0.934302539565697</text:p>
          </table:table-cell>
          <table:table-cell office:value-type="float" office:value="0.951890034364261" calcext:value-type="float">
            <text:p>0.951890034364261</text:p>
          </table:table-cell>
          <table:table-cell office:value-type="float" office:value="0.908564814814815" calcext:value-type="float">
            <text:p>0.908564814814815</text:p>
          </table:table-cell>
          <table:table-cell office:value-type="float" office:value="0.945017182130584" calcext:value-type="float">
            <text:p>0.945017182130584</text:p>
          </table:table-cell>
          <table:table-cell office:value-type="float" office:value="0.933608058608059" calcext:value-type="float">
            <text:p>0.933608058608059</text:p>
          </table:table-cell>
          <table:table-cell office:value-type="float" office:value="0.958620689655172" calcext:value-type="float">
            <text:p>0.95862068965517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1402410020612" calcext:value-type="float">
            <text:p>0.91402410020612</text:p>
          </table:table-cell>
          <table:table-cell office:value-type="float" office:value="0.9553264604811" calcext:value-type="float">
            <text:p>0.9553264604811</text:p>
          </table:table-cell>
          <table:table-cell office:value-type="float" office:value="0.943102546215556" calcext:value-type="float">
            <text:p>0.943102546215556</text:p>
          </table:table-cell>
          <table:table-cell office:value-type="float" office:value="0.962199312714777" calcext:value-type="float">
            <text:p>0.962199312714777</text:p>
          </table:table-cell>
          <table:table-cell office:value-type="float" office:value="0.918103448275862" calcext:value-type="float">
            <text:p>0.918103448275862</text:p>
          </table:table-cell>
          <table:table-cell office:value-type="float" office:value="0.951724137931035" calcext:value-type="float">
            <text:p>0.951724137931035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33939491470872" calcext:value-type="float">
            <text:p>0.933939491470872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55790024415765" calcext:value-type="float">
            <text:p>0.955790024415765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0.955738705738706" calcext:value-type="float">
            <text:p>0.955738705738706</text:p>
          </table:table-cell>
          <table:table-cell office:value-type="float" office:value="0.972413793103448" calcext:value-type="float">
            <text:p>0.972413793103448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69061795944641" calcext:value-type="float">
            <text:p>0.969061795944641</text:p>
          </table:table-cell>
          <table:table-cell office:value-type="float" office:value="0.986254295532646" calcext:value-type="float">
            <text:p>0.986254295532646</text:p>
          </table:table-cell>
          <table:table-cell office:value-type="float" office:value="0.972243060765191" calcext:value-type="float">
            <text:p>0.972243060765191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0.955738705738706" calcext:value-type="float">
            <text:p>0.955738705738706</text:p>
          </table:table-cell>
          <table:table-cell office:value-type="float" office:value="0.972413793103448" calcext:value-type="float">
            <text:p>0.97241379310344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36582897621859" calcext:value-type="float">
            <text:p>0.936582897621859</text:p>
          </table:table-cell>
          <table:table-cell office:value-type="float" office:value="0.962199312714777" calcext:value-type="float">
            <text:p>0.962199312714777</text:p>
          </table:table-cell>
          <table:table-cell office:value-type="float" office:value="0.97093621399177" calcext:value-type="float">
            <text:p>0.97093621399177</text:p>
          </table:table-cell>
          <table:table-cell office:value-type="float" office:value="0.979381443298969" calcext:value-type="float">
            <text:p>0.979381443298969</text:p>
          </table:table-cell>
          <table:table-cell office:value-type="float" office:value="0.945652173913043" calcext:value-type="float">
            <text:p>0.945652173913043</text:p>
          </table:table-cell>
          <table:table-cell office:value-type="float" office:value="0.972413793103448" calcext:value-type="float">
            <text:p>0.972413793103448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18872549019608" calcext:value-type="float">
            <text:p>0.918872549019608</text:p>
          </table:table-cell>
          <table:table-cell office:value-type="float" office:value="0.9553264604811" calcext:value-type="float">
            <text:p>0.9553264604811</text:p>
          </table:table-cell>
          <table:table-cell office:value-type="float" office:value="0.922232056646283" calcext:value-type="float">
            <text:p>0.922232056646283</text:p>
          </table:table-cell>
          <table:table-cell office:value-type="float" office:value="0.958762886597938" calcext:value-type="float">
            <text:p>0.958762886597938</text:p>
          </table:table-cell>
          <table:table-cell office:value-type="float" office:value="0.881168831168831" calcext:value-type="float">
            <text:p>0.881168831168831</text:p>
          </table:table-cell>
          <table:table-cell office:value-type="float" office:value="0.937931034482759" calcext:value-type="float">
            <text:p>0.937931034482759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894961763382816" calcext:value-type="float">
            <text:p>0.894961763382816</text:p>
          </table:table-cell>
          <table:table-cell office:value-type="float" office:value="0.948453608247423" calcext:value-type="float">
            <text:p>0.948453608247423</text:p>
          </table:table-cell>
          <table:table-cell office:value-type="float" office:value="0.94019520851819" calcext:value-type="float">
            <text:p>0.94019520851819</text:p>
          </table:table-cell>
          <table:table-cell office:value-type="float" office:value="0.958762886597938" calcext:value-type="float">
            <text:p>0.958762886597938</text:p>
          </table:table-cell>
          <table:table-cell office:value-type="float" office:value="0.975609756097561" calcext:value-type="float">
            <text:p>0.975609756097561</text:p>
          </table:table-cell>
          <table:table-cell office:value-type="float" office:value="0.958620689655172" calcext:value-type="float">
            <text:p>0.958620689655172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48853094956991" calcext:value-type="float">
            <text:p>0.948853094956991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0.981164980816184" calcext:value-type="float">
            <text:p>0.981164980816184</text:p>
          </table:table-cell>
          <table:table-cell office:value-type="float" office:value="0.982817869415807" calcext:value-type="float">
            <text:p>0.982817869415807</text:p>
          </table:table-cell>
          <table:table-cell office:value-type="float" office:value="0.944731738849386" calcext:value-type="float">
            <text:p>0.944731738849386</text:p>
          </table:table-cell>
          <table:table-cell office:value-type="float" office:value="0.958620689655172" calcext:value-type="float">
            <text:p>0.958620689655172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68477502615975" calcext:value-type="float">
            <text:p>0.968477502615975</text:p>
          </table:table-cell>
          <table:table-cell office:value-type="float" office:value="0.975945017182131" calcext:value-type="float">
            <text:p>0.975945017182131</text:p>
          </table:table-cell>
          <table:table-cell office:value-type="float" office:value="0.928856071261134" calcext:value-type="float">
            <text:p>0.928856071261134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18103448275862" calcext:value-type="float">
            <text:p>0.918103448275862</text:p>
          </table:table-cell>
          <table:table-cell office:value-type="float" office:value="0.951724137931035" calcext:value-type="float">
            <text:p>0.951724137931035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45646926295462" calcext:value-type="float">
            <text:p>0.945646926295462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48853094956991" calcext:value-type="float">
            <text:p>0.948853094956991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0.939166666666667" calcext:value-type="float">
            <text:p>0.939166666666667</text:p>
          </table:table-cell>
          <table:table-cell office:value-type="float" office:value="0.951724137931035" calcext:value-type="float">
            <text:p>0.951724137931035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940225035161744" calcext:value-type="float">
            <text:p>0.940225035161744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06985294117647" calcext:value-type="float">
            <text:p>0.906985294117647</text:p>
          </table:table-cell>
          <table:table-cell office:value-type="float" office:value="0.948453608247423" calcext:value-type="float">
            <text:p>0.948453608247423</text:p>
          </table:table-cell>
          <table:table-cell office:value-type="float" office:value="0.933608058608059" calcext:value-type="float">
            <text:p>0.933608058608059</text:p>
          </table:table-cell>
          <table:table-cell office:value-type="float" office:value="0.958620689655172" calcext:value-type="float">
            <text:p>0.958620689655172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950406504065041" calcext:value-type="float">
            <text:p>0.950406504065041</text:p>
          </table:table-cell>
          <table:table-cell office:value-type="float" office:value="0.962199312714777" calcext:value-type="float">
            <text:p>0.962199312714777</text:p>
          </table:table-cell>
          <table:table-cell office:value-type="float" office:value="0.933939491470872" calcext:value-type="float">
            <text:p>0.933939491470872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45652173913043" calcext:value-type="float">
            <text:p>0.945652173913043</text:p>
          </table:table-cell>
          <table:table-cell office:value-type="float" office:value="0.972413793103448" calcext:value-type="float">
            <text:p>0.972413793103448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33513374485597" calcext:value-type="float">
            <text:p>0.933513374485597</text:p>
          </table:table-cell>
          <table:table-cell office:value-type="float" office:value="0.958762886597938" calcext:value-type="float">
            <text:p>0.958762886597938</text:p>
          </table:table-cell>
          <table:table-cell office:value-type="float" office:value="0.951701244813278" calcext:value-type="float">
            <text:p>0.951701244813278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39655172413793" calcext:value-type="float">
            <text:p>0.939655172413793</text:p>
          </table:table-cell>
          <table:table-cell office:value-type="float" office:value="0.96551724137931" calcext:value-type="float">
            <text:p>0.96551724137931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58461934156379" calcext:value-type="float">
            <text:p>0.958461934156379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37093705406691" calcext:value-type="float">
            <text:p>0.937093705406691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0.939655172413793" calcext:value-type="float">
            <text:p>0.939655172413793</text:p>
          </table:table-cell>
          <table:table-cell office:value-type="float" office:value="0.96551724137931" calcext:value-type="float">
            <text:p>0.96551724137931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10975609756098" calcext:value-type="float">
            <text:p>0.910975609756098</text:p>
          </table:table-cell>
          <table:table-cell office:value-type="float" office:value="0.941580756013746" calcext:value-type="float">
            <text:p>0.941580756013746</text:p>
          </table:table-cell>
          <table:table-cell office:value-type="float" office:value="0.925558902806406" calcext:value-type="float">
            <text:p>0.925558902806406</text:p>
          </table:table-cell>
          <table:table-cell office:value-type="float" office:value="0.962199312714777" calcext:value-type="float">
            <text:p>0.962199312714777</text:p>
          </table:table-cell>
          <table:table-cell office:value-type="float" office:value="0.904626623376623" calcext:value-type="float">
            <text:p>0.904626623376623</text:p>
          </table:table-cell>
          <table:table-cell office:value-type="float" office:value="0.951724137931035" calcext:value-type="float">
            <text:p>0.951724137931035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27284826974268" calcext:value-type="float">
            <text:p>0.927284826974268</text:p>
          </table:table-cell>
          <table:table-cell office:value-type="float" office:value="0.951890034364261" calcext:value-type="float">
            <text:p>0.951890034364261</text:p>
          </table:table-cell>
          <table:table-cell office:value-type="float" office:value="0.946428571428571" calcext:value-type="float">
            <text:p>0.946428571428571</text:p>
          </table:table-cell>
          <table:table-cell office:value-type="float" office:value="0.979381443298969" calcext:value-type="float">
            <text:p>0.979381443298969</text:p>
          </table:table-cell>
          <table:table-cell office:value-type="float" office:value="0.955738705738706" calcext:value-type="float">
            <text:p>0.955738705738706</text:p>
          </table:table-cell>
          <table:table-cell office:value-type="float" office:value="0.972413793103448" calcext:value-type="float">
            <text:p>0.972413793103448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58599024756189" calcext:value-type="float">
            <text:p>0.958599024756189</text:p>
          </table:table-cell>
          <table:table-cell office:value-type="float" office:value="0.962199312714777" calcext:value-type="float">
            <text:p>0.962199312714777</text:p>
          </table:table-cell>
          <table:table-cell office:value-type="float" office:value="0.966015971606034" calcext:value-type="float">
            <text:p>0.966015971606034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2463768115942" calcext:value-type="float">
            <text:p>0.92463768115942</text:p>
          </table:table-cell>
          <table:table-cell office:value-type="float" office:value="0.958620689655172" calcext:value-type="float">
            <text:p>0.958620689655172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66015971606034" calcext:value-type="float">
            <text:p>0.966015971606034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66015971606034" calcext:value-type="float">
            <text:p>0.966015971606034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95762711864407" calcext:value-type="float">
            <text:p>0.995762711864407</text:p>
          </table:table-cell>
          <table:table-cell office:value-type="float" office:value="0.993103448275862" calcext:value-type="float">
            <text:p>0.993103448275862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15477178423236" calcext:value-type="float">
            <text:p>0.915477178423236</text:p>
          </table:table-cell>
          <table:table-cell office:value-type="float" office:value="0.951890034364261" calcext:value-type="float">
            <text:p>0.951890034364261</text:p>
          </table:table-cell>
          <table:table-cell office:value-type="float" office:value="0.953105590062112" calcext:value-type="float">
            <text:p>0.953105590062112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897400442477876" calcext:value-type="float">
            <text:p>0.897400442477876</text:p>
          </table:table-cell>
          <table:table-cell office:value-type="float" office:value="0.944827586206896" calcext:value-type="float">
            <text:p>0.944827586206896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53105590062112" calcext:value-type="float">
            <text:p>0.953105590062112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74466323150534" calcext:value-type="float">
            <text:p>0.974466323150534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33608058608059" calcext:value-type="float">
            <text:p>0.933608058608059</text:p>
          </table:table-cell>
          <table:table-cell office:value-type="float" office:value="0.958620689655172" calcext:value-type="float">
            <text:p>0.958620689655172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58461934156379" calcext:value-type="float">
            <text:p>0.958461934156379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48853094956991" calcext:value-type="float">
            <text:p>0.948853094956991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0.973006905210295" calcext:value-type="float">
            <text:p>0.973006905210295</text:p>
          </table:table-cell>
          <table:table-cell office:value-type="float" office:value="0.979310344827586" calcext:value-type="float">
            <text:p>0.979310344827586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45646926295462" calcext:value-type="float">
            <text:p>0.945646926295462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09707241910632" calcext:value-type="float">
            <text:p>0.909707241910632</text:p>
          </table:table-cell>
          <table:table-cell office:value-type="float" office:value="0.9553264604811" calcext:value-type="float">
            <text:p>0.9553264604811</text:p>
          </table:table-cell>
          <table:table-cell office:value-type="float" office:value="0.950251098556183" calcext:value-type="float">
            <text:p>0.950251098556183</text:p>
          </table:table-cell>
          <table:table-cell office:value-type="float" office:value="0.96551724137931" calcext:value-type="float">
            <text:p>0.96551724137931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24316109422492" calcext:value-type="float">
            <text:p>0.924316109422492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81164980816184" calcext:value-type="float">
            <text:p>0.981164980816184</text:p>
          </table:table-cell>
          <table:table-cell office:value-type="float" office:value="0.982817869415807" calcext:value-type="float">
            <text:p>0.98281786941580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2413793103448" calcext:value-type="float">
            <text:p>0.97241379310344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/00/0000</text:date>, <text:time style:data-style-name="N2" text:time-value="02:54:26.451000000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28T07:08:24.930000000</dc:date>
    <meta:editing-duration>PT4H35M58S</meta:editing-duration>
    <meta:editing-cycles>5</meta:editing-cycles>
    <meta:generator>LibreOffice/7.2.2.2$Windows_X86_64 LibreOffice_project/02b2acce88a210515b4a5bb2e46cbfb63fe97d56</meta:generator>
    <meta:document-statistic meta:table-count="1" meta:cell-count="482" meta:object-count="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8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4cm" svg:height="9.005cm" xlink:href=".." xlink:type="simple" chart:class="chart:line" chart:style-name="ch1">
        <chart:title svg:x="3.06cm" svg:y="0.316cm" chart:style-name="ch2">
          <text:p>Porównanie wyników - zbalansowana dokładność</text:p>
        </chart:title>
        <chart:legend chart:legend-position="end" svg:x="13.727cm" svg:y="3.705cm" style:legend-expansion="high" chart:style-name="ch3"/>
        <chart:plot-area chart:style-name="ch4" table:cell-range-address="Results.A2:Results.B65 Results.D2:Results.D65 Results.F2:Results.F65" chart:data-source-has-labels="both" svg:x="1.331cm" svg:y="1.275cm" svg:width="12.076cm" svg:height="7.55cm">
          <chart:coordinate-region svg:x="2.243cm" svg:y="1.475cm" svg:width="11.024cm" svg:height="6.559cm"/>
          <chart:axis chart:dimension="x" chart:name="primary-x" chart:style-name="ch5" chartooo:axis-type="auto">
            <chartooo:date-scale/>
            <chart:categories table:cell-range-address="Results.A2:Results.A65"/>
          </chart:axis>
          <chart:axis chart:dimension="y" chart:name="primary-y" chart:style-name="ch6">
            <chart:title svg:x="0.451cm" svg:y="5.941cm" chart:style-name="ch7">
              <text:p>dokładność</text:p>
            </chart:title>
            <chart:grid chart:style-name="ch8" chart:class="major"/>
          </chart:axis>
          <chart:series chart:style-name="ch9" chart:values-cell-range-address="Results.B2:Results.B65" loext:label-string="proste" chart:class="chart:line">
            <chart:data-point chart:repeated="64"/>
          </chart:series>
          <chart:series chart:style-name="ch10" chart:values-cell-range-address="Results.D2:Results.D65" loext:label-string="pełne" chart:class="chart:line">
            <chart:data-point chart:repeated="64"/>
          </chart:series>
          <chart:series chart:style-name="ch11" chart:values-cell-range-address="Results.F2:Results.F65" loext:label-string="okno" chart:class="chart:line">
            <chart:data-point chart:repeated="6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ste</text:p>
              </table:table-cell>
              <table:table-cell office:value-type="string">
                <text:p>pełne</text:p>
              </table:table-cell>
              <table:table-cell office:value-type="string">
                <text:p>okno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A2:Results.A65</svg:desc>
                </draw:g>
              </table:table-cell>
              <table:table-cell office:value-type="float" office:value="0.948853094956991">
                <text:p>0.948853094956991</text:p>
                <draw:g>
                  <svg:desc>Results.B2:Results.B65</svg:desc>
                </draw:g>
              </table:table-cell>
              <table:table-cell office:value-type="float" office:value="0.97093621399177">
                <text:p>0.97093621399177</text:p>
                <draw:g>
                  <svg:desc>Results.D2:Results.D65</svg:desc>
                </draw:g>
              </table:table-cell>
              <table:table-cell office:value-type="float" office:value="0.918103448275862">
                <text:p>0.918103448275862</text:p>
                <draw:g>
                  <svg:desc>Results.F2:Results.F6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58461934156379">
                <text:p>0.958461934156379</text:p>
              </table:table-cell>
              <table:table-cell office:value-type="float" office:value="0.942647058823529">
                <text:p>0.942647058823529</text:p>
              </table:table-cell>
              <table:table-cell office:value-type="float" office:value="0.939166666666667">
                <text:p>0.93916666666666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53609756097561">
                <text:p>0.953609756097561</text:p>
              </table:table-cell>
              <table:table-cell office:value-type="float" office:value="0.944954988747187">
                <text:p>0.944954988747187</text:p>
              </table:table-cell>
              <table:table-cell office:value-type="float" office:value="0.950251098556183">
                <text:p>0.95025109855618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25558902806406">
                <text:p>0.925558902806406</text:p>
              </table:table-cell>
              <table:table-cell office:value-type="float" office:value="0.974466323150534">
                <text:p>0.974466323150534</text:p>
              </table:table-cell>
              <table:table-cell office:value-type="float" office:value="0.982758620689655">
                <text:p>0.98275862068965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39626556016597">
                <text:p>0.939626556016597</text:p>
              </table:table-cell>
              <table:table-cell office:value-type="float" office:value="0.930415068015347">
                <text:p>0.930415068015347</text:p>
              </table:table-cell>
              <table:table-cell office:value-type="float" office:value="0.933539944903581">
                <text:p>0.93353994490358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94961763382816">
                <text:p>0.894961763382816</text:p>
              </table:table-cell>
              <table:table-cell office:value-type="float" office:value="0.937093705406691">
                <text:p>0.937093705406691</text:p>
              </table:table-cell>
              <table:table-cell office:value-type="float" office:value="0.968164188752424">
                <text:p>0.96816418875242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28856071261134">
                <text:p>0.928856071261134</text:p>
              </table:table-cell>
              <table:table-cell office:value-type="float" office:value="0.942647058823529">
                <text:p>0.942647058823529</text:p>
              </table:table-cell>
              <table:table-cell office:value-type="float" office:value="0.945652173913043">
                <text:p>0.94565217391304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58599024756189">
                <text:p>0.958599024756189</text:p>
              </table:table-cell>
              <table:table-cell office:value-type="float" office:value="0.943102546215556">
                <text:p>0.943102546215556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33939491470872">
                <text:p>0.933939491470872</text:p>
              </table:table-cell>
              <table:table-cell office:value-type="float" office:value="0.927284826974268">
                <text:p>0.927284826974268</text:p>
              </table:table-cell>
              <table:table-cell office:value-type="float" office:value="0.950251098556183">
                <text:p>0.95025109855618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25558902806406">
                <text:p>0.925558902806406</text:p>
              </table:table-cell>
              <table:table-cell office:value-type="float" office:value="0.972243060765191">
                <text:p>0.972243060765191</text:p>
              </table:table-cell>
              <table:table-cell office:value-type="float" office:value="0.911477411477411">
                <text:p>0.9114774114774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17487107360525">
                <text:p>0.917487107360525</text:p>
              </table:table-cell>
              <table:table-cell office:value-type="float" office:value="0.963550135501355">
                <text:p>0.963550135501355</text:p>
              </table:table-cell>
              <table:table-cell office:value-type="float" office:value="0.931097906055461">
                <text:p>0.93109790605546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75850622406639">
                <text:p>0.975850622406639</text:p>
              </table:table-cell>
              <table:table-cell office:value-type="float" office:value="0.950406504065041">
                <text:p>0.950406504065041</text:p>
              </table:table-cell>
              <table:table-cell office:value-type="float" office:value="0.903623188405797">
                <text:p>0.90362318840579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25558902806406">
                <text:p>0.925558902806406</text:p>
              </table:table-cell>
              <table:table-cell office:value-type="float" office:value="0.978926353149956">
                <text:p>0.978926353149956</text:p>
              </table:table-cell>
              <table:table-cell office:value-type="float" office:value="0.933539944903581">
                <text:p>0.93353994490358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88517316017316">
                <text:p>0.88517316017316</text:p>
              </table:table-cell>
              <table:table-cell office:value-type="float" office:value="0.945646926295462">
                <text:p>0.945646926295462</text:p>
              </table:table-cell>
              <table:table-cell office:value-type="float" office:value="0.955738705738706">
                <text:p>0.95573870573870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55790024415765">
                <text:p>0.955790024415765</text:p>
              </table:table-cell>
              <table:table-cell office:value-type="float" office:value="0.951701244813278">
                <text:p>0.951701244813278</text:p>
              </table:table-cell>
              <table:table-cell office:value-type="float" office:value="0.973006905210295">
                <text:p>0.97300690521029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20916795069337">
                <text:p>0.920916795069337</text:p>
              </table:table-cell>
              <table:table-cell office:value-type="float" office:value="0.945987654320988">
                <text:p>0.945987654320988</text:p>
              </table:table-cell>
              <table:table-cell office:value-type="float" office:value="0.939">
                <text:p>0.93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94961763382816">
                <text:p>0.894961763382816</text:p>
              </table:table-cell>
              <table:table-cell office:value-type="float" office:value="0.972243060765191">
                <text:p>0.972243060765191</text:p>
              </table:table-cell>
              <table:table-cell office:value-type="float" office:value="0.939655172413793">
                <text:p>0.93965517241379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50406504065041">
                <text:p>0.950406504065041</text:p>
              </table:table-cell>
              <table:table-cell office:value-type="float" office:value="0.97093621399177">
                <text:p>0.97093621399177</text:p>
              </table:table-cell>
              <table:table-cell office:value-type="float" office:value="0.944731738849386">
                <text:p>0.9447317388493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47690467427309">
                <text:p>0.947690467427309</text:p>
              </table:table-cell>
              <table:table-cell office:value-type="float" office:value="0.925558902806406">
                <text:p>0.925558902806406</text:p>
              </table:table-cell>
              <table:table-cell office:value-type="float" office:value="0.939655172413793">
                <text:p>0.93965517241379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4019520851819">
                <text:p>0.94019520851819</text:p>
              </table:table-cell>
              <table:table-cell office:value-type="float" office:value="0.961123292292124">
                <text:p>0.961123292292124</text:p>
              </table:table-cell>
              <table:table-cell office:value-type="float" office:value="0.968164188752424">
                <text:p>0.9681641887524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28856071261134">
                <text:p>0.928856071261134</text:p>
              </table:table-cell>
              <table:table-cell office:value-type="float" office:value="0.942647058823529">
                <text:p>0.942647058823529</text:p>
              </table:table-cell>
              <table:table-cell office:value-type="float" office:value="0.950251098556183">
                <text:p>0.95025109855618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45646926295462">
                <text:p>0.945646926295462</text:p>
              </table:table-cell>
              <table:table-cell office:value-type="float" office:value="0.958599024756189">
                <text:p>0.958599024756189</text:p>
              </table:table-cell>
              <table:table-cell office:value-type="float" office:value="0.927495291902071">
                <text:p>0.92749529190207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51701244813278">
                <text:p>0.951701244813278</text:p>
              </table:table-cell>
              <table:table-cell office:value-type="float" office:value="0.937093705406691">
                <text:p>0.937093705406691</text:p>
              </table:table-cell>
              <table:table-cell office:value-type="float" office:value="0.963333333333333">
                <text:p>0.96333333333333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50406504065041">
                <text:p>0.950406504065041</text:p>
              </table:table-cell>
              <table:table-cell office:value-type="float" office:value="0.924316109422492">
                <text:p>0.924316109422492</text:p>
              </table:table-cell>
              <table:table-cell office:value-type="float" office:value="0.950251098556183">
                <text:p>0.95025109855618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17487107360525">
                <text:p>0.917487107360525</text:p>
              </table:table-cell>
              <table:table-cell office:value-type="float" office:value="0.957354361120051">
                <text:p>0.957354361120051</text:p>
              </table:table-cell>
              <table:table-cell office:value-type="float" office:value="0.939166666666667">
                <text:p>0.93916666666666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47690467427309">
                <text:p>0.947690467427309</text:p>
              </table:table-cell>
              <table:table-cell office:value-type="float" office:value="0.933939491470872">
                <text:p>0.933939491470872</text:p>
              </table:table-cell>
              <table:table-cell office:value-type="float" office:value="0.910582908885116">
                <text:p>0.91058290888511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898817186997103">
                <text:p>0.898817186997103</text:p>
              </table:table-cell>
              <table:table-cell office:value-type="float" office:value="0.945646926295462">
                <text:p>0.945646926295462</text:p>
              </table:table-cell>
              <table:table-cell office:value-type="float" office:value="0.943932411674347">
                <text:p>0.94393241167434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45987654320988">
                <text:p>0.945987654320988</text:p>
              </table:table-cell>
              <table:table-cell office:value-type="float" office:value="0.976693766937669">
                <text:p>0.976693766937669</text:p>
              </table:table-cell>
              <table:table-cell office:value-type="float" office:value="0.944731738849386">
                <text:p>0.94473173884938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61123292292124">
                <text:p>0.961123292292124</text:p>
              </table:table-cell>
              <table:table-cell office:value-type="float" office:value="0.985663686962388">
                <text:p>0.985663686962388</text:p>
              </table:table-cell>
              <table:table-cell office:value-type="float" office:value="0.939655172413793">
                <text:p>0.93965517241379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27284826974268">
                <text:p>0.927284826974268</text:p>
              </table:table-cell>
              <table:table-cell office:value-type="float" office:value="0.955790024415765">
                <text:p>0.955790024415765</text:p>
              </table:table-cell>
              <table:table-cell office:value-type="float" office:value="0.921299288946348">
                <text:p>0.92129928894634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884053081421502">
                <text:p>0.884053081421502</text:p>
              </table:table-cell>
              <table:table-cell office:value-type="float" office:value="0.968477502615975">
                <text:p>0.968477502615975</text:p>
              </table:table-cell>
              <table:table-cell office:value-type="float" office:value="0.973006905210295">
                <text:p>0.97300690521029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24312700286726">
                <text:p>0.924312700286726</text:p>
              </table:table-cell>
              <table:table-cell office:value-type="float" office:value="0.945646926295462">
                <text:p>0.945646926295462</text:p>
              </table:table-cell>
              <table:table-cell office:value-type="float" office:value="0.92463768115942">
                <text:p>0.9246376811594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18872549019608">
                <text:p>0.918872549019608</text:p>
              </table:table-cell>
              <table:table-cell office:value-type="float" office:value="0.94019520851819">
                <text:p>0.94019520851819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18872549019608">
                <text:p>0.918872549019608</text:p>
              </table:table-cell>
              <table:table-cell office:value-type="float" office:value="0.97093621399177">
                <text:p>0.97093621399177</text:p>
              </table:table-cell>
              <table:table-cell office:value-type="float" office:value="0.917450221238938">
                <text:p>0.91745022123893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45987654320988">
                <text:p>0.945987654320988</text:p>
              </table:table-cell>
              <table:table-cell office:value-type="float" office:value="0.940225035161744">
                <text:p>0.940225035161744</text:p>
              </table:table-cell>
              <table:table-cell office:value-type="float" office:value="0.950251098556183">
                <text:p>0.95025109855618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45987654320988">
                <text:p>0.945987654320988</text:p>
              </table:table-cell>
              <table:table-cell office:value-type="float" office:value="0.951593999062354">
                <text:p>0.951593999062354</text:p>
              </table:table-cell>
              <table:table-cell office:value-type="float" office:value="0.939655172413793">
                <text:p>0.93965517241379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5453431372549">
                <text:p>0.95453431372549</text:p>
              </table:table-cell>
              <table:table-cell office:value-type="float" office:value="0.927284826974268">
                <text:p>0.927284826974268</text:p>
              </table:table-cell>
              <table:table-cell office:value-type="float" office:value="0.892554319024907">
                <text:p>0.89255431902490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53105590062112">
                <text:p>0.953105590062112</text:p>
              </table:table-cell>
              <table:table-cell office:value-type="float" office:value="0.945987654320988">
                <text:p>0.945987654320988</text:p>
              </table:table-cell>
              <table:table-cell office:value-type="float" office:value="0.939166666666667">
                <text:p>0.93916666666666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7093621399177">
                <text:p>0.97093621399177</text:p>
              </table:table-cell>
              <table:table-cell office:value-type="float" office:value="0.978308823529412">
                <text:p>0.978308823529412</text:p>
              </table:table-cell>
              <table:table-cell office:value-type="float" office:value="0.911477411477411">
                <text:p>0.91147741147741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53105590062112">
                <text:p>0.953105590062112</text:p>
              </table:table-cell>
              <table:table-cell office:value-type="float" office:value="0.910524621821693">
                <text:p>0.910524621821693</text:p>
              </table:table-cell>
              <table:table-cell office:value-type="float" office:value="0.92463768115942">
                <text:p>0.9246376811594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06118143459916">
                <text:p>0.906118143459916</text:p>
              </table:table-cell>
              <table:table-cell office:value-type="float" office:value="0.917487107360525">
                <text:p>0.917487107360525</text:p>
              </table:table-cell>
              <table:table-cell office:value-type="float" office:value="0.897400442477876">
                <text:p>0.89740044247787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934302539565697">
                <text:p>0.934302539565697</text:p>
              </table:table-cell>
              <table:table-cell office:value-type="float" office:value="0.908564814814815">
                <text:p>0.908564814814815</text:p>
              </table:table-cell>
              <table:table-cell office:value-type="float" office:value="0.933608058608059">
                <text:p>0.93360805860805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1402410020612">
                <text:p>0.91402410020612</text:p>
              </table:table-cell>
              <table:table-cell office:value-type="float" office:value="0.943102546215556">
                <text:p>0.943102546215556</text:p>
              </table:table-cell>
              <table:table-cell office:value-type="float" office:value="0.918103448275862">
                <text:p>0.91810344827586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933939491470872">
                <text:p>0.933939491470872</text:p>
              </table:table-cell>
              <table:table-cell office:value-type="float" office:value="0.955790024415765">
                <text:p>0.955790024415765</text:p>
              </table:table-cell>
              <table:table-cell office:value-type="float" office:value="0.955738705738706">
                <text:p>0.95573870573870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969061795944641">
                <text:p>0.969061795944641</text:p>
              </table:table-cell>
              <table:table-cell office:value-type="float" office:value="0.972243060765191">
                <text:p>0.972243060765191</text:p>
              </table:table-cell>
              <table:table-cell office:value-type="float" office:value="0.955738705738706">
                <text:p>0.95573870573870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36582897621859">
                <text:p>0.936582897621859</text:p>
              </table:table-cell>
              <table:table-cell office:value-type="float" office:value="0.97093621399177">
                <text:p>0.97093621399177</text:p>
              </table:table-cell>
              <table:table-cell office:value-type="float" office:value="0.945652173913043">
                <text:p>0.94565217391304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918872549019608">
                <text:p>0.918872549019608</text:p>
              </table:table-cell>
              <table:table-cell office:value-type="float" office:value="0.922232056646283">
                <text:p>0.922232056646283</text:p>
              </table:table-cell>
              <table:table-cell office:value-type="float" office:value="0.881168831168831">
                <text:p>0.88116883116883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894961763382816">
                <text:p>0.894961763382816</text:p>
              </table:table-cell>
              <table:table-cell office:value-type="float" office:value="0.94019520851819">
                <text:p>0.94019520851819</text:p>
              </table:table-cell>
              <table:table-cell office:value-type="float" office:value="0.975609756097561">
                <text:p>0.97560975609756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48853094956991">
                <text:p>0.948853094956991</text:p>
              </table:table-cell>
              <table:table-cell office:value-type="float" office:value="0.981164980816184">
                <text:p>0.981164980816184</text:p>
              </table:table-cell>
              <table:table-cell office:value-type="float" office:value="0.944731738849386">
                <text:p>0.94473173884938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68477502615975">
                <text:p>0.968477502615975</text:p>
              </table:table-cell>
              <table:table-cell office:value-type="float" office:value="0.928856071261134">
                <text:p>0.928856071261134</text:p>
              </table:table-cell>
              <table:table-cell office:value-type="float" office:value="0.918103448275862">
                <text:p>0.91810344827586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45646926295462">
                <text:p>0.945646926295462</text:p>
              </table:table-cell>
              <table:table-cell office:value-type="float" office:value="0.948853094956991">
                <text:p>0.948853094956991</text:p>
              </table:table-cell>
              <table:table-cell office:value-type="float" office:value="0.939166666666667">
                <text:p>0.93916666666666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940225035161744">
                <text:p>0.940225035161744</text:p>
              </table:table-cell>
              <table:table-cell office:value-type="float" office:value="0.906985294117647">
                <text:p>0.906985294117647</text:p>
              </table:table-cell>
              <table:table-cell office:value-type="float" office:value="0.933608058608059">
                <text:p>0.93360805860805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950406504065041">
                <text:p>0.950406504065041</text:p>
              </table:table-cell>
              <table:table-cell office:value-type="float" office:value="0.933939491470872">
                <text:p>0.933939491470872</text:p>
              </table:table-cell>
              <table:table-cell office:value-type="float" office:value="0.945652173913043">
                <text:p>0.94565217391304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933513374485597">
                <text:p>0.933513374485597</text:p>
              </table:table-cell>
              <table:table-cell office:value-type="float" office:value="0.951701244813278">
                <text:p>0.951701244813278</text:p>
              </table:table-cell>
              <table:table-cell office:value-type="float" office:value="0.939655172413793">
                <text:p>0.93965517241379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958461934156379">
                <text:p>0.958461934156379</text:p>
              </table:table-cell>
              <table:table-cell office:value-type="float" office:value="0.937093705406691">
                <text:p>0.937093705406691</text:p>
              </table:table-cell>
              <table:table-cell office:value-type="float" office:value="0.939655172413793">
                <text:p>0.93965517241379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910975609756098">
                <text:p>0.910975609756098</text:p>
              </table:table-cell>
              <table:table-cell office:value-type="float" office:value="0.925558902806406">
                <text:p>0.925558902806406</text:p>
              </table:table-cell>
              <table:table-cell office:value-type="float" office:value="0.904626623376623">
                <text:p>0.90462662337662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927284826974268">
                <text:p>0.927284826974268</text:p>
              </table:table-cell>
              <table:table-cell office:value-type="float" office:value="0.946428571428571">
                <text:p>0.946428571428571</text:p>
              </table:table-cell>
              <table:table-cell office:value-type="float" office:value="0.955738705738706">
                <text:p>0.95573870573870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958599024756189">
                <text:p>0.958599024756189</text:p>
              </table:table-cell>
              <table:table-cell office:value-type="float" office:value="0.966015971606034">
                <text:p>0.966015971606034</text:p>
              </table:table-cell>
              <table:table-cell office:value-type="float" office:value="0.92463768115942">
                <text:p>0.9246376811594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966015971606034">
                <text:p>0.966015971606034</text:p>
              </table:table-cell>
              <table:table-cell office:value-type="float" office:value="0.966015971606034">
                <text:p>0.966015971606034</text:p>
              </table:table-cell>
              <table:table-cell office:value-type="float" office:value="0.995762711864407">
                <text:p>0.99576271186440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915477178423236">
                <text:p>0.915477178423236</text:p>
              </table:table-cell>
              <table:table-cell office:value-type="float" office:value="0.953105590062112">
                <text:p>0.953105590062112</text:p>
              </table:table-cell>
              <table:table-cell office:value-type="float" office:value="0.897400442477876">
                <text:p>0.89740044247787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53105590062112">
                <text:p>0.953105590062112</text:p>
              </table:table-cell>
              <table:table-cell office:value-type="float" office:value="0.974466323150534">
                <text:p>0.974466323150534</text:p>
              </table:table-cell>
              <table:table-cell office:value-type="float" office:value="0.933608058608059">
                <text:p>0.93360805860805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958461934156379">
                <text:p>0.958461934156379</text:p>
              </table:table-cell>
              <table:table-cell office:value-type="float" office:value="0.948853094956991">
                <text:p>0.948853094956991</text:p>
              </table:table-cell>
              <table:table-cell office:value-type="float" office:value="0.973006905210295">
                <text:p>0.97300690521029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945646926295462">
                <text:p>0.945646926295462</text:p>
              </table:table-cell>
              <table:table-cell office:value-type="float" office:value="0.909707241910632">
                <text:p>0.909707241910632</text:p>
              </table:table-cell>
              <table:table-cell office:value-type="float" office:value="0.950251098556183">
                <text:p>0.95025109855618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924316109422492">
                <text:p>0.924316109422492</text:p>
              </table:table-cell>
              <table:table-cell office:value-type="float" office:value="0.981164980816184">
                <text:p>0.981164980816184</text:p>
              </table:table-cell>
              <table:table-cell office:value-type="float" office:value="0.9375">
                <text:p>0.9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763cm" svg:y="0.316cm" chart:style-name="ch2">
          <text:p>Porównanie wyników - zwykła dokładność</text:p>
        </chart:title>
        <chart:legend chart:legend-position="end" svg:x="13.703cm" svg:y="3.703cm" style:legend-expansion="high" chart:style-name="ch3"/>
        <chart:plot-area chart:style-name="ch4" table:cell-range-address="Results.A2:Results.A65 Results.C2:Results.C65 Results.E2:Results.E65 Results.G2:Results.G65" chart:data-source-has-labels="both" svg:x="0.32cm" svg:y="1.275cm" svg:width="13.063cm" svg:height="7.545cm">
          <chart:coordinate-region svg:x="1.232cm" svg:y="1.474cm" svg:width="12.011cm" svg:height="6.554cm"/>
          <chart:axis chart:dimension="x" chart:name="primary-x" chart:style-name="ch5" chartooo:axis-type="auto">
            <chartooo:date-scale/>
            <chart:categories table:cell-range-address="Results.A2:Results.A6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C2:Results.C65" loext:label-string="proste" chart:class="chart:line">
            <chart:data-point chart:repeated="64"/>
          </chart:series>
          <chart:series chart:style-name="ch9" chart:values-cell-range-address="Results.E2:Results.E65" loext:label-string="pełne" chart:class="chart:line">
            <chart:data-point chart:repeated="64"/>
          </chart:series>
          <chart:series chart:style-name="ch10" chart:values-cell-range-address="Results.G2:Results.G65" loext:label-string="okno" chart:class="chart:line">
            <chart:data-point chart:repeated="6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ste</text:p>
              </table:table-cell>
              <table:table-cell office:value-type="string">
                <text:p>pełne</text:p>
              </table:table-cell>
              <table:table-cell office:value-type="string">
                <text:p>okno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A2:Results.A65</svg:desc>
                </draw:g>
              </table:table-cell>
              <table:table-cell office:value-type="float" office:value="0.969072164948454">
                <text:p>0.969072164948454</text:p>
                <draw:g>
                  <svg:desc>Results.C2:Results.C65</svg:desc>
                </draw:g>
              </table:table-cell>
              <table:table-cell office:value-type="float" office:value="0.979381443298969">
                <text:p>0.979381443298969</text:p>
                <draw:g>
                  <svg:desc>Results.E2:Results.E65</svg:desc>
                </draw:g>
              </table:table-cell>
              <table:table-cell office:value-type="float" office:value="0.951724137931035">
                <text:p>0.951724137931035</text:p>
                <draw:g>
                  <svg:desc>Results.G2:Results.G6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69072164948454">
                <text:p>0.969072164948454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553264604811">
                <text:p>0.9553264604811</text:p>
              </table:table-cell>
              <table:table-cell office:value-type="float" office:value="0.9553264604811">
                <text:p>0.9553264604811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62199312714777">
                <text:p>0.962199312714777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93103448275862">
                <text:p>0.9931034482758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553264604811">
                <text:p>0.9553264604811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48453608247423">
                <text:p>0.948453608247423</text:p>
              </table:table-cell>
              <table:table-cell office:value-type="float" office:value="0.969072164948454">
                <text:p>0.969072164948454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69072164948454">
                <text:p>0.969072164948454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62199312714777">
                <text:p>0.962199312714777</text:p>
              </table:table-cell>
              <table:table-cell office:value-type="float" office:value="0.962199312714777">
                <text:p>0.962199312714777</text:p>
              </table:table-cell>
              <table:table-cell office:value-type="float" office:value="0.986206896551724">
                <text:p>0.98620689655172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51890034364261">
                <text:p>0.951890034364261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62199312714777">
                <text:p>0.962199312714777</text:p>
              </table:table-cell>
              <table:table-cell office:value-type="float" office:value="0.969072164948454">
                <text:p>0.969072164948454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58762886597938">
                <text:p>0.958762886597938</text:p>
              </table:table-cell>
              <table:table-cell office:value-type="float" office:value="0.969072164948454">
                <text:p>0.969072164948454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86254295532646">
                <text:p>0.986254295532646</text:p>
              </table:table-cell>
              <table:table-cell office:value-type="float" office:value="0.962199312714777">
                <text:p>0.962199312714777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62199312714777">
                <text:p>0.962199312714777</text:p>
              </table:table-cell>
              <table:table-cell office:value-type="float" office:value="0.979381443298969">
                <text:p>0.979381443298969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45017182130584">
                <text:p>0.945017182130584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69072164948454">
                <text:p>0.969072164948454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79310344827586">
                <text:p>0.97931034482758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62199312714777">
                <text:p>0.962199312714777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31034482758621">
                <text:p>0.93103448275862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48453608247423">
                <text:p>0.948453608247423</text:p>
              </table:table-cell>
              <table:table-cell office:value-type="float" office:value="0.969072164948454">
                <text:p>0.969072164948454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62199312714777">
                <text:p>0.962199312714777</text:p>
              </table:table-cell>
              <table:table-cell office:value-type="float" office:value="0.979381443298969">
                <text:p>0.979381443298969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58762886597938">
                <text:p>0.958762886597938</text:p>
              </table:table-cell>
              <table:table-cell office:value-type="float" office:value="0.962199312714777">
                <text:p>0.962199312714777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58762886597938">
                <text:p>0.958762886597938</text:p>
              </table:table-cell>
              <table:table-cell office:value-type="float" office:value="0.975945017182131">
                <text:p>0.975945017182131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69072164948454">
                <text:p>0.969072164948454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62199312714777">
                <text:p>0.962199312714777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69072164948454">
                <text:p>0.969072164948454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62199312714777">
                <text:p>0.962199312714777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58762886597938">
                <text:p>0.958762886597938</text:p>
              </table:table-cell>
              <table:table-cell office:value-type="float" office:value="0.979381443298969">
                <text:p>0.979381443298969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58762886597938">
                <text:p>0.958762886597938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45017182130584">
                <text:p>0.945017182130584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37931034482759">
                <text:p>0.93793103448275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75945017182131">
                <text:p>0.975945017182131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75945017182131">
                <text:p>0.975945017182131</text:p>
              </table:table-cell>
              <table:table-cell office:value-type="float" office:value="0.989690721649485">
                <text:p>0.989690721649485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51890034364261">
                <text:p>0.951890034364261</text:p>
              </table:table-cell>
              <table:table-cell office:value-type="float" office:value="0.969072164948454">
                <text:p>0.969072164948454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41580756013746">
                <text:p>0.941580756013746</text:p>
              </table:table-cell>
              <table:table-cell office:value-type="float" office:value="0.975945017182131">
                <text:p>0.975945017182131</text:p>
              </table:table-cell>
              <table:table-cell office:value-type="float" office:value="0.979310344827586">
                <text:p>0.97931034482758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553264604811">
                <text:p>0.9553264604811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553264604811">
                <text:p>0.9553264604811</text:p>
              </table:table-cell>
              <table:table-cell office:value-type="float" office:value="0.958762886597938">
                <text:p>0.958762886597938</text:p>
              </table:table-cell>
              <table:table-cell office:value-type="float" office:value="0.986206896551724">
                <text:p>0.98620689655172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553264604811">
                <text:p>0.9553264604811</text:p>
              </table:table-cell>
              <table:table-cell office:value-type="float" office:value="0.979381443298969">
                <text:p>0.979381443298969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79381443298969">
                <text:p>0.979381443298969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75945017182131">
                <text:p>0.975945017182131</text:p>
              </table:table-cell>
              <table:table-cell office:value-type="float" office:value="0.951890034364261">
                <text:p>0.951890034364261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79381443298969">
                <text:p>0.979381443298969</text:p>
              </table:table-cell>
              <table:table-cell office:value-type="float" office:value="0.989690721649485">
                <text:p>0.989690721649485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51890034364261">
                <text:p>0.951890034364261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51890034364261">
                <text:p>0.951890034364261</text:p>
              </table:table-cell>
              <table:table-cell office:value-type="float" office:value="0.958762886597938">
                <text:p>0.958762886597938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951890034364261">
                <text:p>0.951890034364261</text:p>
              </table:table-cell>
              <table:table-cell office:value-type="float" office:value="0.945017182130584">
                <text:p>0.945017182130584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553264604811">
                <text:p>0.9553264604811</text:p>
              </table:table-cell>
              <table:table-cell office:value-type="float" office:value="0.962199312714777">
                <text:p>0.962199312714777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69072164948454">
                <text:p>0.969072164948454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986254295532646">
                <text:p>0.986254295532646</text:p>
              </table:table-cell>
              <table:table-cell office:value-type="float" office:value="0.969072164948454">
                <text:p>0.969072164948454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62199312714777">
                <text:p>0.962199312714777</text:p>
              </table:table-cell>
              <table:table-cell office:value-type="float" office:value="0.979381443298969">
                <text:p>0.979381443298969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9553264604811">
                <text:p>0.9553264604811</text:p>
              </table:table-cell>
              <table:table-cell office:value-type="float" office:value="0.958762886597938">
                <text:p>0.958762886597938</text:p>
              </table:table-cell>
              <table:table-cell office:value-type="float" office:value="0.937931034482759">
                <text:p>0.93793103448275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948453608247423">
                <text:p>0.948453608247423</text:p>
              </table:table-cell>
              <table:table-cell office:value-type="float" office:value="0.958762886597938">
                <text:p>0.958762886597938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69072164948454">
                <text:p>0.969072164948454</text:p>
              </table:table-cell>
              <table:table-cell office:value-type="float" office:value="0.982817869415807">
                <text:p>0.982817869415807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75945017182131">
                <text:p>0.975945017182131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69072164948454">
                <text:p>0.969072164948454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48453608247423">
                <text:p>0.948453608247423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962199312714777">
                <text:p>0.962199312714777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958762886597938">
                <text:p>0.958762886597938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69072164948454">
                <text:p>0.969072164948454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941580756013746">
                <text:p>0.941580756013746</text:p>
              </table:table-cell>
              <table:table-cell office:value-type="float" office:value="0.962199312714777">
                <text:p>0.962199312714777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951890034364261">
                <text:p>0.951890034364261</text:p>
              </table:table-cell>
              <table:table-cell office:value-type="float" office:value="0.979381443298969">
                <text:p>0.979381443298969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962199312714777">
                <text:p>0.962199312714777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93103448275862">
                <text:p>0.99310344827586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951890034364261">
                <text:p>0.951890034364261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69072164948454">
                <text:p>0.969072164948454</text:p>
              </table:table-cell>
              <table:table-cell office:value-type="float" office:value="0.979310344827586">
                <text:p>0.97931034482758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553264604811">
                <text:p>0.9553264604811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82817869415807">
                <text:p>0.982817869415807</text:p>
              </table:table-cell>
              <table:table-cell office:value-type="float" office:value="0.972413793103448">
                <text:p>0.9724137931034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27cm" svg:y="0.316cm" chart:style-name="ch2">
          <text:p>Porównanie dokładności - proste cechy</text:p>
        </chart:title>
        <chart:legend chart:legend-position="end" svg:x="12.486cm" svg:y="3.952cm" style:legend-expansion="high" chart:style-name="ch3"/>
        <chart:plot-area chart:style-name="ch4" table:cell-range-address="Results.A2:Results.C65" chart:data-source-has-labels="both" svg:x="1.331cm" svg:y="1.275cm" svg:width="10.835cm" svg:height="7.545cm">
          <chart:coordinate-region svg:x="2.243cm" svg:y="1.474cm" svg:width="9.923cm" svg:height="6.554cm"/>
          <chart:axis chart:dimension="x" chart:name="primary-x" chart:style-name="ch5" chartooo:axis-type="auto">
            <chartooo:date-scale/>
            <chart:categories table:cell-range-address="Results.A2:Results.A65"/>
          </chart:axis>
          <chart:axis chart:dimension="y" chart:name="primary-y" chart:style-name="ch6">
            <chart:title svg:x="0.451cm" svg:y="5.938cm" chart:style-name="ch7">
              <text:p>dokładność</text:p>
            </chart:title>
            <chart:grid chart:style-name="ch8" chart:class="major"/>
          </chart:axis>
          <chart:series chart:style-name="ch9" chart:values-cell-range-address="Results.B2:Results.B65" loext:label-string="zbalansowana" chart:class="chart:line">
            <chart:data-point chart:repeated="64"/>
          </chart:series>
          <chart:series chart:style-name="ch10" chart:values-cell-range-address="Results.C2:Results.C65" loext:label-string="zwykła" chart:class="chart:line">
            <chart:data-point chart:repeated="6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balansowana</text:p>
              </table:table-cell>
              <table:table-cell office:value-type="string">
                <text:p>zwykła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A2:Results.A65</svg:desc>
                </draw:g>
              </table:table-cell>
              <table:table-cell office:value-type="float" office:value="0.948853094956991">
                <text:p>0.948853094956991</text:p>
                <draw:g>
                  <svg:desc>Results.B2:Results.B65</svg:desc>
                </draw:g>
              </table:table-cell>
              <table:table-cell office:value-type="float" office:value="0.969072164948454">
                <text:p>0.969072164948454</text:p>
                <draw:g>
                  <svg:desc>Results.C2:Results.C6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58461934156379">
                <text:p>0.958461934156379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53609756097561">
                <text:p>0.953609756097561</text:p>
              </table:table-cell>
              <table:table-cell office:value-type="float" office:value="0.9553264604811">
                <text:p>0.955326460481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25558902806406">
                <text:p>0.925558902806406</text:p>
              </table:table-cell>
              <table:table-cell office:value-type="float" office:value="0.962199312714777">
                <text:p>0.96219931271477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39626556016597">
                <text:p>0.939626556016597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94961763382816">
                <text:p>0.894961763382816</text:p>
              </table:table-cell>
              <table:table-cell office:value-type="float" office:value="0.948453608247423">
                <text:p>0.94845360824742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28856071261134">
                <text:p>0.928856071261134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58599024756189">
                <text:p>0.958599024756189</text:p>
              </table:table-cell>
              <table:table-cell office:value-type="float" office:value="0.962199312714777">
                <text:p>0.9621993127147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33939491470872">
                <text:p>0.933939491470872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25558902806406">
                <text:p>0.925558902806406</text:p>
              </table:table-cell>
              <table:table-cell office:value-type="float" office:value="0.962199312714777">
                <text:p>0.96219931271477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17487107360525">
                <text:p>0.917487107360525</text:p>
              </table:table-cell>
              <table:table-cell office:value-type="float" office:value="0.958762886597938">
                <text:p>0.95876288659793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75850622406639">
                <text:p>0.975850622406639</text:p>
              </table:table-cell>
              <table:table-cell office:value-type="float" office:value="0.986254295532646">
                <text:p>0.9862542955326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25558902806406">
                <text:p>0.925558902806406</text:p>
              </table:table-cell>
              <table:table-cell office:value-type="float" office:value="0.962199312714777">
                <text:p>0.96219931271477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88517316017316">
                <text:p>0.88517316017316</text:p>
              </table:table-cell>
              <table:table-cell office:value-type="float" office:value="0.945017182130584">
                <text:p>0.94501718213058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55790024415765">
                <text:p>0.955790024415765</text:p>
              </table:table-cell>
              <table:table-cell office:value-type="float" office:value="0.969072164948454">
                <text:p>0.96907216494845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20916795069337">
                <text:p>0.920916795069337</text:p>
              </table:table-cell>
              <table:table-cell office:value-type="float" office:value="0.962199312714777">
                <text:p>0.96219931271477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94961763382816">
                <text:p>0.894961763382816</text:p>
              </table:table-cell>
              <table:table-cell office:value-type="float" office:value="0.948453608247423">
                <text:p>0.94845360824742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50406504065041">
                <text:p>0.950406504065041</text:p>
              </table:table-cell>
              <table:table-cell office:value-type="float" office:value="0.962199312714777">
                <text:p>0.96219931271477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47690467427309">
                <text:p>0.947690467427309</text:p>
              </table:table-cell>
              <table:table-cell office:value-type="float" office:value="0.958762886597938">
                <text:p>0.95876288659793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4019520851819">
                <text:p>0.94019520851819</text:p>
              </table:table-cell>
              <table:table-cell office:value-type="float" office:value="0.958762886597938">
                <text:p>0.95876288659793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28856071261134">
                <text:p>0.928856071261134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45646926295462">
                <text:p>0.945646926295462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51701244813278">
                <text:p>0.951701244813278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50406504065041">
                <text:p>0.950406504065041</text:p>
              </table:table-cell>
              <table:table-cell office:value-type="float" office:value="0.962199312714777">
                <text:p>0.96219931271477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17487107360525">
                <text:p>0.917487107360525</text:p>
              </table:table-cell>
              <table:table-cell office:value-type="float" office:value="0.958762886597938">
                <text:p>0.95876288659793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47690467427309">
                <text:p>0.947690467427309</text:p>
              </table:table-cell>
              <table:table-cell office:value-type="float" office:value="0.958762886597938">
                <text:p>0.95876288659793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898817186997103">
                <text:p>0.898817186997103</text:p>
              </table:table-cell>
              <table:table-cell office:value-type="float" office:value="0.945017182130584">
                <text:p>0.94501718213058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45987654320988">
                <text:p>0.945987654320988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61123292292124">
                <text:p>0.961123292292124</text:p>
              </table:table-cell>
              <table:table-cell office:value-type="float" office:value="0.975945017182131">
                <text:p>0.97594501718213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27284826974268">
                <text:p>0.927284826974268</text:p>
              </table:table-cell>
              <table:table-cell office:value-type="float" office:value="0.951890034364261">
                <text:p>0.95189003436426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884053081421502">
                <text:p>0.884053081421502</text:p>
              </table:table-cell>
              <table:table-cell office:value-type="float" office:value="0.941580756013746">
                <text:p>0.94158075601374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24312700286726">
                <text:p>0.924312700286726</text:p>
              </table:table-cell>
              <table:table-cell office:value-type="float" office:value="0.9553264604811">
                <text:p>0.955326460481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18872549019608">
                <text:p>0.918872549019608</text:p>
              </table:table-cell>
              <table:table-cell office:value-type="float" office:value="0.9553264604811">
                <text:p>0.955326460481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18872549019608">
                <text:p>0.918872549019608</text:p>
              </table:table-cell>
              <table:table-cell office:value-type="float" office:value="0.9553264604811">
                <text:p>0.955326460481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45987654320988">
                <text:p>0.945987654320988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45987654320988">
                <text:p>0.945987654320988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5453431372549">
                <text:p>0.95453431372549</text:p>
              </table:table-cell>
              <table:table-cell office:value-type="float" office:value="0.975945017182131">
                <text:p>0.97594501718213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53105590062112">
                <text:p>0.953105590062112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7093621399177">
                <text:p>0.97093621399177</text:p>
              </table:table-cell>
              <table:table-cell office:value-type="float" office:value="0.979381443298969">
                <text:p>0.97938144329896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53105590062112">
                <text:p>0.953105590062112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06118143459916">
                <text:p>0.906118143459916</text:p>
              </table:table-cell>
              <table:table-cell office:value-type="float" office:value="0.951890034364261">
                <text:p>0.95189003436426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934302539565697">
                <text:p>0.934302539565697</text:p>
              </table:table-cell>
              <table:table-cell office:value-type="float" office:value="0.951890034364261">
                <text:p>0.95189003436426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1402410020612">
                <text:p>0.91402410020612</text:p>
              </table:table-cell>
              <table:table-cell office:value-type="float" office:value="0.9553264604811">
                <text:p>0.955326460481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933939491470872">
                <text:p>0.933939491470872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969061795944641">
                <text:p>0.969061795944641</text:p>
              </table:table-cell>
              <table:table-cell office:value-type="float" office:value="0.986254295532646">
                <text:p>0.98625429553264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36582897621859">
                <text:p>0.936582897621859</text:p>
              </table:table-cell>
              <table:table-cell office:value-type="float" office:value="0.962199312714777">
                <text:p>0.96219931271477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918872549019608">
                <text:p>0.918872549019608</text:p>
              </table:table-cell>
              <table:table-cell office:value-type="float" office:value="0.9553264604811">
                <text:p>0.955326460481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894961763382816">
                <text:p>0.894961763382816</text:p>
              </table:table-cell>
              <table:table-cell office:value-type="float" office:value="0.948453608247423">
                <text:p>0.94845360824742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48853094956991">
                <text:p>0.948853094956991</text:p>
              </table:table-cell>
              <table:table-cell office:value-type="float" office:value="0.969072164948454">
                <text:p>0.96907216494845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68477502615975">
                <text:p>0.968477502615975</text:p>
              </table:table-cell>
              <table:table-cell office:value-type="float" office:value="0.975945017182131">
                <text:p>0.97594501718213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45646926295462">
                <text:p>0.945646926295462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940225035161744">
                <text:p>0.940225035161744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950406504065041">
                <text:p>0.950406504065041</text:p>
              </table:table-cell>
              <table:table-cell office:value-type="float" office:value="0.962199312714777">
                <text:p>0.96219931271477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933513374485597">
                <text:p>0.933513374485597</text:p>
              </table:table-cell>
              <table:table-cell office:value-type="float" office:value="0.958762886597938">
                <text:p>0.95876288659793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958461934156379">
                <text:p>0.958461934156379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910975609756098">
                <text:p>0.910975609756098</text:p>
              </table:table-cell>
              <table:table-cell office:value-type="float" office:value="0.941580756013746">
                <text:p>0.94158075601374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927284826974268">
                <text:p>0.927284826974268</text:p>
              </table:table-cell>
              <table:table-cell office:value-type="float" office:value="0.951890034364261">
                <text:p>0.95189003436426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958599024756189">
                <text:p>0.958599024756189</text:p>
              </table:table-cell>
              <table:table-cell office:value-type="float" office:value="0.962199312714777">
                <text:p>0.96219931271477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966015971606034">
                <text:p>0.966015971606034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915477178423236">
                <text:p>0.915477178423236</text:p>
              </table:table-cell>
              <table:table-cell office:value-type="float" office:value="0.951890034364261">
                <text:p>0.95189003436426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53105590062112">
                <text:p>0.953105590062112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958461934156379">
                <text:p>0.958461934156379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945646926295462">
                <text:p>0.945646926295462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924316109422492">
                <text:p>0.924316109422492</text:p>
              </table:table-cell>
              <table:table-cell office:value-type="float" office:value="0.965635738831615">
                <text:p>0.9656357388316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line" chart:style-name="ch1">
        <chart:title svg:x="4.118cm" svg:y="0.316cm" chart:style-name="ch2">
          <text:p>Porównanie dokładności - pełne cechy</text:p>
        </chart:title>
        <chart:legend chart:legend-position="end" svg:x="12.482cm" svg:y="3.955cm" style:legend-expansion="high" chart:style-name="ch3"/>
        <chart:plot-area chart:style-name="ch4" table:cell-range-address="Results.A2:Results.A65 Results.D2:Results.E65" chart:data-source-has-labels="both" svg:x="1.33cm" svg:y="1.275cm" svg:width="10.833cm" svg:height="7.551cm">
          <chart:coordinate-region svg:x="2.242cm" svg:y="1.474cm" svg:width="9.921cm" svg:height="6.56cm"/>
          <chart:axis chart:dimension="x" chart:name="primary-x" chart:style-name="ch5" chartooo:axis-type="auto">
            <chartooo:date-scale/>
            <chart:categories table:cell-range-address="Results.A2:Results.A65"/>
          </chart:axis>
          <chart:axis chart:dimension="y" chart:name="primary-y" chart:style-name="ch5">
            <chart:title svg:x="0.451cm" svg:y="5.941cm" chart:style-name="ch6">
              <text:p>dokładność</text:p>
            </chart:title>
            <chart:grid chart:style-name="ch7" chart:class="major"/>
          </chart:axis>
          <chart:series chart:style-name="ch8" chart:values-cell-range-address="Results.D2:Results.D65" loext:label-string="zbalansowana" chart:class="chart:line">
            <chart:data-point chart:repeated="64"/>
          </chart:series>
          <chart:series chart:style-name="ch9" chart:values-cell-range-address="Results.E2:Results.E65" loext:label-string="zwykła" chart:class="chart:line"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balansowana</text:p>
              </table:table-cell>
              <table:table-cell office:value-type="string">
                <text:p>zwykła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A2:Results.A65</svg:desc>
                </draw:g>
              </table:table-cell>
              <table:table-cell office:value-type="float" office:value="0.97093621399177">
                <text:p>0.97093621399177</text:p>
                <draw:g>
                  <svg:desc>Results.D2:Results.D65</svg:desc>
                </draw:g>
              </table:table-cell>
              <table:table-cell office:value-type="float" office:value="0.979381443298969">
                <text:p>0.979381443298969</text:p>
                <draw:g>
                  <svg:desc>Results.E2:Results.E6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42647058823529">
                <text:p>0.942647058823529</text:p>
              </table:table-cell>
              <table:table-cell office:value-type="float" office:value="0.969072164948454">
                <text:p>0.96907216494845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44954988747187">
                <text:p>0.944954988747187</text:p>
              </table:table-cell>
              <table:table-cell office:value-type="float" office:value="0.9553264604811">
                <text:p>0.955326460481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74466323150534">
                <text:p>0.974466323150534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30415068015347">
                <text:p>0.930415068015347</text:p>
              </table:table-cell>
              <table:table-cell office:value-type="float" office:value="0.9553264604811">
                <text:p>0.955326460481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37093705406691">
                <text:p>0.937093705406691</text:p>
              </table:table-cell>
              <table:table-cell office:value-type="float" office:value="0.969072164948454">
                <text:p>0.96907216494845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42647058823529">
                <text:p>0.942647058823529</text:p>
              </table:table-cell>
              <table:table-cell office:value-type="float" office:value="0.969072164948454">
                <text:p>0.96907216494845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43102546215556">
                <text:p>0.943102546215556</text:p>
              </table:table-cell>
              <table:table-cell office:value-type="float" office:value="0.962199312714777">
                <text:p>0.9621993127147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27284826974268">
                <text:p>0.927284826974268</text:p>
              </table:table-cell>
              <table:table-cell office:value-type="float" office:value="0.951890034364261">
                <text:p>0.95189003436426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72243060765191">
                <text:p>0.972243060765191</text:p>
              </table:table-cell>
              <table:table-cell office:value-type="float" office:value="0.969072164948454">
                <text:p>0.9690721649484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63550135501355">
                <text:p>0.963550135501355</text:p>
              </table:table-cell>
              <table:table-cell office:value-type="float" office:value="0.969072164948454">
                <text:p>0.96907216494845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50406504065041">
                <text:p>0.950406504065041</text:p>
              </table:table-cell>
              <table:table-cell office:value-type="float" office:value="0.962199312714777">
                <text:p>0.96219931271477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78926353149956">
                <text:p>0.978926353149956</text:p>
              </table:table-cell>
              <table:table-cell office:value-type="float" office:value="0.979381443298969">
                <text:p>0.97938144329896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45646926295462">
                <text:p>0.945646926295462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51701244813278">
                <text:p>0.951701244813278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45987654320988">
                <text:p>0.945987654320988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72243060765191">
                <text:p>0.972243060765191</text:p>
              </table:table-cell>
              <table:table-cell office:value-type="float" office:value="0.969072164948454">
                <text:p>0.96907216494845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7093621399177">
                <text:p>0.97093621399177</text:p>
              </table:table-cell>
              <table:table-cell office:value-type="float" office:value="0.979381443298969">
                <text:p>0.97938144329896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25558902806406">
                <text:p>0.925558902806406</text:p>
              </table:table-cell>
              <table:table-cell office:value-type="float" office:value="0.962199312714777">
                <text:p>0.96219931271477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61123292292124">
                <text:p>0.961123292292124</text:p>
              </table:table-cell>
              <table:table-cell office:value-type="float" office:value="0.975945017182131">
                <text:p>0.97594501718213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42647058823529">
                <text:p>0.942647058823529</text:p>
              </table:table-cell>
              <table:table-cell office:value-type="float" office:value="0.969072164948454">
                <text:p>0.96907216494845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58599024756189">
                <text:p>0.958599024756189</text:p>
              </table:table-cell>
              <table:table-cell office:value-type="float" office:value="0.962199312714777">
                <text:p>0.96219931271477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37093705406691">
                <text:p>0.937093705406691</text:p>
              </table:table-cell>
              <table:table-cell office:value-type="float" office:value="0.969072164948454">
                <text:p>0.96907216494845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24316109422492">
                <text:p>0.924316109422492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57354361120051">
                <text:p>0.957354361120051</text:p>
              </table:table-cell>
              <table:table-cell office:value-type="float" office:value="0.979381443298969">
                <text:p>0.97938144329896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33939491470872">
                <text:p>0.933939491470872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45646926295462">
                <text:p>0.945646926295462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76693766937669">
                <text:p>0.976693766937669</text:p>
              </table:table-cell>
              <table:table-cell office:value-type="float" office:value="0.975945017182131">
                <text:p>0.97594501718213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85663686962388">
                <text:p>0.985663686962388</text:p>
              </table:table-cell>
              <table:table-cell office:value-type="float" office:value="0.989690721649485">
                <text:p>0.98969072164948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55790024415765">
                <text:p>0.955790024415765</text:p>
              </table:table-cell>
              <table:table-cell office:value-type="float" office:value="0.969072164948454">
                <text:p>0.96907216494845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68477502615975">
                <text:p>0.968477502615975</text:p>
              </table:table-cell>
              <table:table-cell office:value-type="float" office:value="0.975945017182131">
                <text:p>0.97594501718213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45646926295462">
                <text:p>0.945646926295462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4019520851819">
                <text:p>0.94019520851819</text:p>
              </table:table-cell>
              <table:table-cell office:value-type="float" office:value="0.958762886597938">
                <text:p>0.95876288659793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7093621399177">
                <text:p>0.97093621399177</text:p>
              </table:table-cell>
              <table:table-cell office:value-type="float" office:value="0.979381443298969">
                <text:p>0.97938144329896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40225035161744">
                <text:p>0.940225035161744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51593999062354">
                <text:p>0.951593999062354</text:p>
              </table:table-cell>
              <table:table-cell office:value-type="float" office:value="0.979381443298969">
                <text:p>0.97938144329896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27284826974268">
                <text:p>0.927284826974268</text:p>
              </table:table-cell>
              <table:table-cell office:value-type="float" office:value="0.951890034364261">
                <text:p>0.95189003436426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45987654320988">
                <text:p>0.945987654320988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78308823529412">
                <text:p>0.978308823529412</text:p>
              </table:table-cell>
              <table:table-cell office:value-type="float" office:value="0.989690721649485">
                <text:p>0.98969072164948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10524621821693">
                <text:p>0.910524621821693</text:p>
              </table:table-cell>
              <table:table-cell office:value-type="float" office:value="0.951890034364261">
                <text:p>0.95189003436426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17487107360525">
                <text:p>0.917487107360525</text:p>
              </table:table-cell>
              <table:table-cell office:value-type="float" office:value="0.958762886597938">
                <text:p>0.95876288659793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908564814814815">
                <text:p>0.908564814814815</text:p>
              </table:table-cell>
              <table:table-cell office:value-type="float" office:value="0.945017182130584">
                <text:p>0.94501718213058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43102546215556">
                <text:p>0.943102546215556</text:p>
              </table:table-cell>
              <table:table-cell office:value-type="float" office:value="0.962199312714777">
                <text:p>0.96219931271477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955790024415765">
                <text:p>0.955790024415765</text:p>
              </table:table-cell>
              <table:table-cell office:value-type="float" office:value="0.969072164948454">
                <text:p>0.96907216494845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972243060765191">
                <text:p>0.972243060765191</text:p>
              </table:table-cell>
              <table:table-cell office:value-type="float" office:value="0.969072164948454">
                <text:p>0.96907216494845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7093621399177">
                <text:p>0.97093621399177</text:p>
              </table:table-cell>
              <table:table-cell office:value-type="float" office:value="0.979381443298969">
                <text:p>0.97938144329896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922232056646283">
                <text:p>0.922232056646283</text:p>
              </table:table-cell>
              <table:table-cell office:value-type="float" office:value="0.958762886597938">
                <text:p>0.95876288659793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94019520851819">
                <text:p>0.94019520851819</text:p>
              </table:table-cell>
              <table:table-cell office:value-type="float" office:value="0.958762886597938">
                <text:p>0.95876288659793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81164980816184">
                <text:p>0.981164980816184</text:p>
              </table:table-cell>
              <table:table-cell office:value-type="float" office:value="0.982817869415807">
                <text:p>0.98281786941580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28856071261134">
                <text:p>0.928856071261134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48853094956991">
                <text:p>0.948853094956991</text:p>
              </table:table-cell>
              <table:table-cell office:value-type="float" office:value="0.969072164948454">
                <text:p>0.96907216494845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906985294117647">
                <text:p>0.906985294117647</text:p>
              </table:table-cell>
              <table:table-cell office:value-type="float" office:value="0.948453608247423">
                <text:p>0.94845360824742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933939491470872">
                <text:p>0.933939491470872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951701244813278">
                <text:p>0.951701244813278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937093705406691">
                <text:p>0.937093705406691</text:p>
              </table:table-cell>
              <table:table-cell office:value-type="float" office:value="0.969072164948454">
                <text:p>0.96907216494845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925558902806406">
                <text:p>0.925558902806406</text:p>
              </table:table-cell>
              <table:table-cell office:value-type="float" office:value="0.962199312714777">
                <text:p>0.96219931271477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946428571428571">
                <text:p>0.946428571428571</text:p>
              </table:table-cell>
              <table:table-cell office:value-type="float" office:value="0.979381443298969">
                <text:p>0.97938144329896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966015971606034">
                <text:p>0.966015971606034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966015971606034">
                <text:p>0.966015971606034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953105590062112">
                <text:p>0.953105590062112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74466323150534">
                <text:p>0.974466323150534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948853094956991">
                <text:p>0.948853094956991</text:p>
              </table:table-cell>
              <table:table-cell office:value-type="float" office:value="0.969072164948454">
                <text:p>0.96907216494845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909707241910632">
                <text:p>0.909707241910632</text:p>
              </table:table-cell>
              <table:table-cell office:value-type="float" office:value="0.9553264604811">
                <text:p>0.955326460481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981164980816184">
                <text:p>0.981164980816184</text:p>
              </table:table-cell>
              <table:table-cell office:value-type="float" office:value="0.982817869415807">
                <text:p>0.9828178694158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525cm" svg:y="0.316cm" chart:style-name="ch2">
          <text:p>Porównanie dokładności - zmniejszane okno</text:p>
        </chart:title>
        <chart:legend chart:legend-position="end" svg:x="12.486cm" svg:y="3.952cm" style:legend-expansion="high" chart:style-name="ch3"/>
        <chart:plot-area chart:style-name="ch4" table:cell-range-address="Results.A2:Results.A65 Results.F2:Results.G65" chart:data-source-has-labels="both" svg:x="1.331cm" svg:y="1.275cm" svg:width="10.835cm" svg:height="7.545cm">
          <chart:coordinate-region svg:x="2.243cm" svg:y="1.474cm" svg:width="9.923cm" svg:height="6.554cm"/>
          <chart:axis chart:dimension="x" chart:name="primary-x" chart:style-name="ch5" chartooo:axis-type="auto">
            <chartooo:date-scale/>
            <chart:categories table:cell-range-address="Results.A2:Results.A65"/>
          </chart:axis>
          <chart:axis chart:dimension="y" chart:name="primary-y" chart:style-name="ch5">
            <chart:title svg:x="0.451cm" svg:y="5.938cm" chart:style-name="ch6">
              <text:p>dokładność</text:p>
            </chart:title>
            <chart:grid chart:style-name="ch7" chart:class="major"/>
          </chart:axis>
          <chart:series chart:style-name="ch8" chart:values-cell-range-address="Results.F2:Results.F65" loext:label-string="zbalansowana" chart:class="chart:line">
            <chart:data-point chart:repeated="64"/>
          </chart:series>
          <chart:series chart:style-name="ch9" chart:values-cell-range-address="Results.G2:Results.G65" loext:label-string="zwykła" chart:class="chart:line"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balansowana</text:p>
              </table:table-cell>
              <table:table-cell office:value-type="string">
                <text:p>zwykła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A2:Results.A65</svg:desc>
                </draw:g>
              </table:table-cell>
              <table:table-cell office:value-type="float" office:value="0.918103448275862">
                <text:p>0.918103448275862</text:p>
                <draw:g>
                  <svg:desc>Results.F2:Results.F65</svg:desc>
                </draw:g>
              </table:table-cell>
              <table:table-cell office:value-type="float" office:value="0.951724137931035">
                <text:p>0.951724137931035</text:p>
                <draw:g>
                  <svg:desc>Results.G2:Results.G6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39166666666667">
                <text:p>0.939166666666667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50251098556183">
                <text:p>0.950251098556183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82758620689655">
                <text:p>0.982758620689655</text:p>
              </table:table-cell>
              <table:table-cell office:value-type="float" office:value="0.993103448275862">
                <text:p>0.9931034482758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33539944903581">
                <text:p>0.933539944903581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68164188752424">
                <text:p>0.968164188752424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45652173913043">
                <text:p>0.945652173913043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86206896551724">
                <text:p>0.98620689655172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50251098556183">
                <text:p>0.950251098556183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11477411477411">
                <text:p>0.911477411477411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31097906055461">
                <text:p>0.931097906055461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03623188405797">
                <text:p>0.903623188405797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33539944903581">
                <text:p>0.933539944903581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55738705738706">
                <text:p>0.955738705738706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73006905210295">
                <text:p>0.973006905210295</text:p>
              </table:table-cell>
              <table:table-cell office:value-type="float" office:value="0.979310344827586">
                <text:p>0.97931034482758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39">
                <text:p>0.939</text:p>
              </table:table-cell>
              <table:table-cell office:value-type="float" office:value="0.931034482758621">
                <text:p>0.93103448275862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39655172413793">
                <text:p>0.939655172413793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44731738849386">
                <text:p>0.944731738849386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39655172413793">
                <text:p>0.939655172413793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68164188752424">
                <text:p>0.968164188752424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50251098556183">
                <text:p>0.950251098556183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27495291902071">
                <text:p>0.927495291902071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50251098556183">
                <text:p>0.950251098556183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39166666666667">
                <text:p>0.939166666666667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10582908885116">
                <text:p>0.910582908885116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43932411674347">
                <text:p>0.943932411674347</text:p>
              </table:table-cell>
              <table:table-cell office:value-type="float" office:value="0.937931034482759">
                <text:p>0.93793103448275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44731738849386">
                <text:p>0.944731738849386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39655172413793">
                <text:p>0.939655172413793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21299288946348">
                <text:p>0.921299288946348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73006905210295">
                <text:p>0.973006905210295</text:p>
              </table:table-cell>
              <table:table-cell office:value-type="float" office:value="0.979310344827586">
                <text:p>0.97931034482758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2463768115942">
                <text:p>0.92463768115942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86206896551724">
                <text:p>0.98620689655172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17450221238938">
                <text:p>0.917450221238938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50251098556183">
                <text:p>0.950251098556183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39655172413793">
                <text:p>0.939655172413793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892554319024907">
                <text:p>0.892554319024907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39166666666667">
                <text:p>0.939166666666667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11477411477411">
                <text:p>0.911477411477411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2463768115942">
                <text:p>0.92463768115942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97400442477876">
                <text:p>0.897400442477876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933608058608059">
                <text:p>0.933608058608059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18103448275862">
                <text:p>0.918103448275862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955738705738706">
                <text:p>0.955738705738706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955738705738706">
                <text:p>0.955738705738706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45652173913043">
                <text:p>0.945652173913043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881168831168831">
                <text:p>0.881168831168831</text:p>
              </table:table-cell>
              <table:table-cell office:value-type="float" office:value="0.937931034482759">
                <text:p>0.93793103448275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975609756097561">
                <text:p>0.975609756097561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44731738849386">
                <text:p>0.944731738849386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18103448275862">
                <text:p>0.918103448275862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39166666666667">
                <text:p>0.939166666666667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933608058608059">
                <text:p>0.933608058608059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945652173913043">
                <text:p>0.945652173913043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939655172413793">
                <text:p>0.939655172413793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939655172413793">
                <text:p>0.939655172413793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904626623376623">
                <text:p>0.904626623376623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955738705738706">
                <text:p>0.955738705738706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92463768115942">
                <text:p>0.92463768115942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995762711864407">
                <text:p>0.995762711864407</text:p>
              </table:table-cell>
              <table:table-cell office:value-type="float" office:value="0.993103448275862">
                <text:p>0.99310344827586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897400442477876">
                <text:p>0.897400442477876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33608058608059">
                <text:p>0.933608058608059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973006905210295">
                <text:p>0.973006905210295</text:p>
              </table:table-cell>
              <table:table-cell office:value-type="float" office:value="0.979310344827586">
                <text:p>0.97931034482758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950251098556183">
                <text:p>0.950251098556183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9375">
                <text:p>0.9375</text:p>
              </table:table-cell>
              <table:table-cell office:value-type="float" office:value="0.972413793103448">
                <text:p>0.9724137931034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